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adea" svg:font-family="Calade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de" fo:country="DE" fo:font-weight="bold" officeooo:rsid="000101c5" officeooo:paragraph-rsid="003f0365"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language="de" fo:country="DE" fo:font-weight="normal" officeooo:rsid="0015909b" officeooo:paragraph-rsid="003f0365"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bold" officeooo:rsid="000101c5" officeooo:paragraph-rsid="003f0365"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0101c5" officeooo:paragraph-rsid="003f0365"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de" fo:country="DE" style:text-underline-style="none" fo:font-weight="normal" officeooo:rsid="0007080f" officeooo:paragraph-rsid="003f0365"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de" fo:country="DE" style:text-underline-style="none" fo:font-weight="normal" officeooo:rsid="00411bd4" officeooo:paragraph-rsid="004273e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zxx" fo:country="none" fo:font-style="normal" style:text-underline-style="solid" style:text-underline-width="auto" style:text-underline-color="font-color" fo:font-weight="bold" officeooo:rsid="000101c5" officeooo:paragraph-rsid="003f036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8" style:family="paragraph" style:parent-style-name="Standard">
      <style:paragraph-properties fo:text-align="start" style:justify-single-word="false"/>
      <style:text-properties fo:font-size="12pt" fo:language="zxx" fo:country="none" fo:font-style="normal" style:text-underline-style="none" fo:font-weight="normal" officeooo:rsid="0038c5ee" officeooo:paragraph-rsid="003f036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2b977e" officeooo:paragraph-rsid="003f0365"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2eb391" officeooo:paragraph-rsid="003f0365"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loext:opacity="100%" fo:font-size="10pt" fo:language="de" fo:country="DE" style:text-underline-style="none" fo:font-weight="normal" officeooo:rsid="002eb391" officeooo:paragraph-rsid="003f0365" style:font-size-asian="10pt" style:font-weight-asian="normal" style:font-size-complex="10pt" style:font-weight-complex="normal"/>
    </style:style>
    <style:style style:name="P12" style:family="paragraph" style:parent-style-name="Standard">
      <style:paragraph-properties fo:text-align="center" style:justify-single-word="false"/>
      <style:text-properties fo:color="#000000" loext:opacity="100%" style:font-name="Consolas" fo:font-size="10pt" fo:language="zxx" fo:country="none" fo:font-style="normal" style:text-underline-style="none" fo:font-weight="normal" officeooo:rsid="000101c5" officeooo:paragraph-rsid="003f036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zxx" fo:country="none" fo:font-style="normal" style:text-underline-style="none" fo:font-weight="normal" officeooo:paragraph-rsid="003f036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zxx" fo:country="none" fo:font-style="normal" style:text-underline-style="none" fo:font-weight="normal" officeooo:rsid="000101c5" officeooo:paragraph-rsid="003f036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color="#000000" loext:opacity="100%" fo:font-size="10pt" fo:language="zxx" fo:country="none" fo:font-style="normal" style:text-underline-style="none" fo:font-weight="normal" officeooo:paragraph-rsid="003f036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color="#ff0000" loext:opacity="100%" style:font-name="Consolas" fo:font-size="10pt" fo:language="zxx" fo:country="none" fo:font-style="normal" style:text-underline-style="none" fo:font-weight="normal" officeooo:rsid="0038c5ee" officeooo:paragraph-rsid="003f036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color="#ff0000" loext:opacity="100%" style:font-name="Consolas" fo:font-size="10pt" fo:language="zxx" fo:country="none" fo:font-style="normal" style:text-underline-style="none" fo:font-weight="normal" officeooo:paragraph-rsid="003f036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8" style:family="paragraph" style:parent-style-name="Standard">
      <style:paragraph-properties fo:text-align="justify" style:justify-single-word="false"/>
      <style:text-properties fo:font-size="12pt" fo:language="de" fo:country="DE" style:text-underline-style="none" fo:font-weight="normal" officeooo:rsid="002663e8" officeooo:paragraph-rsid="00444141"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de" fo:country="DE" style:text-underline-style="none" fo:font-weight="normal" officeooo:rsid="002663e8" officeooo:paragraph-rsid="004ca62d"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de" fo:country="DE" style:text-underline-style="none" fo:font-weight="normal" officeooo:rsid="002663e8" officeooo:paragraph-rsid="004d2da1"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de" fo:country="DE" style:text-underline-style="none" fo:font-weight="normal" officeooo:rsid="002663e8" officeooo:paragraph-rsid="0050876f"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de" fo:country="DE" style:text-underline-style="none" fo:font-weight="normal" officeooo:rsid="004bba29" officeooo:paragraph-rsid="004bba29"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de" fo:country="DE" style:text-underline-style="none" fo:font-weight="normal" officeooo:rsid="00411bd4" officeooo:paragraph-rsid="00444141"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language="de" fo:country="DE" style:text-underline-style="none" fo:font-weight="normal" officeooo:rsid="004ca62d" officeooo:paragraph-rsid="004ca62d"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language="de" fo:country="DE" style:text-underline-style="none" fo:font-weight="normal" officeooo:rsid="004d2da1" officeooo:paragraph-rsid="004d2da1"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de" fo:country="DE" style:text-underline-style="none" fo:font-weight="normal" officeooo:rsid="0050876f" officeooo:paragraph-rsid="0050876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language="de" fo:country="DE" style:text-underline-style="none" fo:font-weight="normal" officeooo:rsid="0007080f" officeooo:paragraph-rsid="0056116c"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language="de" fo:country="DE" style:text-underline-style="none" fo:font-weight="normal" officeooo:rsid="0007080f" officeooo:paragraph-rsid="00584a9e"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4bba29" officeooo:paragraph-rsid="003f0365"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language="zxx" fo:country="none" fo:font-style="normal" style:text-underline-style="none" fo:font-weight="normal" officeooo:rsid="003334bd" officeooo:paragraph-rsid="003f036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paragraph-properties fo:text-align="center" style:justify-single-word="false"/>
      <style:text-properties fo:color="#000000" loext:opacity="100%" style:font-name="Liberation Serif" fo:font-size="16pt" fo:language="de" fo:country="DE" fo:font-style="normal" style:text-underline-style="solid" style:text-underline-width="auto" style:text-underline-color="font-color" fo:font-weight="bold" officeooo:rsid="000101c5" officeooo:paragraph-rsid="003f0365" style:font-size-asian="16pt" style:language-asian="zxx" style:country-asian="none" style:font-style-asian="normal" style:font-weight-asian="bold" style:font-size-complex="16pt" style:language-complex="zxx" style:country-complex="none" style:font-style-complex="normal" style:font-weight-complex="bold"/>
    </style:style>
    <style:style style:name="P32" style:family="paragraph" style:parent-style-name="Standard">
      <style:paragraph-properties fo:text-align="start" style:justify-single-word="false"/>
      <style:text-properties fo:color="#000000" loext:opacity="100%" fo:font-size="10pt" fo:language="zxx" fo:country="none" fo:font-style="normal" style:text-underline-style="none" fo:font-weight="normal" officeooo:rsid="003334bd" officeooo:paragraph-rsid="003f036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3" style:family="paragraph" style:parent-style-name="Standard">
      <style:paragraph-properties fo:text-align="start" style:justify-single-word="false"/>
      <style:text-properties officeooo:paragraph-rsid="005427b7"/>
    </style:style>
    <style:style style:name="P34" style:family="paragraph" style:parent-style-name="Standard">
      <style:paragraph-properties fo:text-align="start" style:justify-single-word="false"/>
      <style:text-properties officeooo:rsid="005427b7" officeooo:paragraph-rsid="005427b7"/>
    </style:style>
    <style:style style:name="P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zxx" fo:country="none" fo:font-style="normal" style:text-underline-style="none" fo:font-weight="normal" officeooo:paragraph-rsid="003f036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07080f" officeooo:paragraph-rsid="003f0365" style:font-size-asian="10pt" style:font-weight-asian="normal" style:font-size-complex="10pt" style:font-weight-complex="normal"/>
    </style:style>
    <style:style style:name="P3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571d3e" officeooo:paragraph-rsid="00571d3e" style:font-size-asian="10pt" style:font-weight-asian="normal" style:font-size-complex="10pt" style:font-weight-complex="normal"/>
    </style:style>
    <style:style style:name="P3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571d3e" officeooo:paragraph-rsid="005c0fbd" style:font-size-asian="10pt" style:font-weight-asian="normal" style:font-size-complex="10pt" style:font-weight-complex="normal"/>
    </style:style>
    <style:style style:name="P39" style:family="paragraph" style:parent-style-name="Standard">
      <style:paragraph-properties fo:margin-left="0cm" fo:margin-right="0cm" fo:text-align="start" style:justify-single-word="false" fo:text-indent="0cm" style:auto-text-indent="false"/>
      <style:text-properties fo:color="#000000" loext:opacity="100%" fo:font-size="10pt" fo:language="zxx" fo:country="none" fo:font-style="normal" style:text-underline-style="none" fo:font-weight="normal" officeooo:rsid="003334bd" officeooo:paragraph-rsid="003f036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properties fo:color="#000000" loext:opacity="100%" fo:font-size="10pt" fo:language="zxx" fo:country="none" fo:font-style="normal" style:text-underline-style="none" fo:font-weight="normal" officeooo:rsid="00591b80" officeooo:paragraph-rsid="00591b8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1" style:family="paragraph" style:parent-style-name="Standard">
      <style:paragraph-properties fo:margin-left="0cm" fo:margin-right="0cm" fo:text-align="start" style:justify-single-word="false" fo:text-indent="0cm" style:auto-text-indent="false"/>
      <style:text-properties fo:color="#000000" loext:opacity="100%" fo:font-size="10pt" fo:language="zxx" fo:country="none" fo:font-style="normal" style:text-underline-style="none" fo:font-weight="normal" officeooo:rsid="005b0292" officeooo:paragraph-rsid="005b0292"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properties fo:color="#000000" loext:opacity="100%" fo:font-size="10pt" fo:language="zxx" fo:country="none" fo:font-style="normal" style:text-underline-style="none" fo:font-weight="normal" officeooo:rsid="005b0292" officeooo:paragraph-rsid="005fa27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properties fo:color="#000000" loext:opacity="100%" fo:font-size="10pt" fo:language="zxx" fo:country="none" fo:font-style="normal" style:text-underline-style="none" fo:font-weight="normal" officeooo:rsid="005f6261" officeooo:paragraph-rsid="005f6261"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properties fo:color="#000000" loext:opacity="100%" fo:font-size="10pt" fo:language="de" fo:country="DE" fo:font-style="normal" style:text-underline-style="none" fo:font-weight="normal" officeooo:rsid="0007080f" officeooo:paragraph-rsid="005f6261"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5" style:family="paragraph" style:parent-style-name="Standard">
      <style:paragraph-properties fo:margin-left="0cm" fo:margin-right="0cm" fo:text-align="start" style:justify-single-word="false" fo:text-indent="0cm" style:auto-text-indent="false"/>
      <style:text-properties fo:color="#000000" loext:opacity="100%" fo:font-size="10pt" fo:language="de" fo:country="DE" fo:font-style="normal" style:text-underline-style="none" fo:font-weight="normal" officeooo:rsid="0007080f" officeooo:paragraph-rsid="005fa27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6" style:family="paragraph" style:parent-style-name="Standard">
      <style:paragraph-properties fo:margin-left="0cm" fo:margin-right="0cm" fo:text-align="start" style:justify-single-word="false" fo:text-indent="0cm" style:auto-text-indent="false"/>
      <style:text-properties fo:color="#000000" loext:opacity="100%" fo:font-size="12pt" fo:language="de" fo:country="DE" fo:font-style="normal" style:text-underline-style="none" fo:font-weight="normal" officeooo:rsid="0007080f" officeooo:paragraph-rsid="005d909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7" style:family="paragraph" style:parent-style-name="Standard">
      <style:paragraph-properties fo:margin-left="0cm" fo:margin-right="0cm" fo:text-align="start" style:justify-single-word="false" fo:text-indent="0cm" style:auto-text-indent="false"/>
      <style:text-properties fo:color="#000000" loext:opacity="100%" fo:font-size="12pt" fo:language="de" fo:country="DE" fo:font-style="normal" style:text-underline-style="none" fo:font-weight="normal" officeooo:rsid="0007080f" officeooo:paragraph-rsid="005f626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Standard">
      <style:paragraph-properties fo:margin-left="0cm" fo:margin-right="0cm" fo:text-align="start" style:justify-single-word="false" fo:text-indent="0cm" style:auto-text-indent="false"/>
      <style:text-properties fo:color="#000000" loext:opacity="100%" fo:font-size="12pt" fo:language="de" fo:country="DE" fo:font-style="normal" style:text-underline-style="none" fo:font-weight="normal" officeooo:rsid="0007080f" officeooo:paragraph-rsid="005fa27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9" style:family="paragraph" style:parent-style-name="Standard">
      <style:paragraph-properties fo:margin-left="0cm" fo:margin-right="0cm" fo:text-align="start" style:justify-single-word="false" fo:text-indent="0cm" style:auto-text-indent="false"/>
      <style:text-properties fo:color="#000000" loext:opacity="100%" fo:font-size="12pt" fo:language="de" fo:country="DE" fo:font-style="normal" style:text-underline-style="none" fo:font-weight="normal" officeooo:rsid="00629304" officeooo:paragraph-rsid="0062930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style:text-properties fo:font-size="12pt" fo:language="de" fo:country="DE" fo:font-style="normal" style:text-underline-style="none" fo:font-weight="normal" officeooo:rsid="0060189b" officeooo:paragraph-rsid="0065387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properties fo:color="#000000" loext:opacity="100%" fo:font-size="10pt" fo:language="de" fo:country="DE" officeooo:paragraph-rsid="003f0365" style:font-size-asian="10pt" style:font-size-complex="10pt"/>
    </style:style>
    <style:style style:name="P52" style:family="paragraph" style:parent-style-name="Standard">
      <style:paragraph-properties fo:margin-left="0cm" fo:margin-right="0cm" fo:text-align="start" style:justify-single-word="false" fo:text-indent="0cm" style:auto-text-indent="false"/>
      <style:text-properties fo:color="#000000" loext:opacity="100%" fo:font-size="10pt" fo:language="de" fo:country="DE" fo:font-style="normal" style:text-underline-style="none" fo:font-weight="normal" officeooo:rsid="0007080f" officeooo:paragraph-rsid="005f6261"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ext-properties fo:color="#000000" loext:opacity="100%" fo:font-size="10pt" fo:language="de" fo:country="DE" fo:font-style="normal" style:text-underline-style="none" fo:font-weight="normal" officeooo:rsid="0007080f" officeooo:paragraph-rsid="005fa27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properties fo:color="#000000" loext:opacity="100%" fo:font-size="10pt" style:font-size-asian="10pt" style:font-size-complex="10pt"/>
    </style:style>
    <style:style style:name="P55" style:family="paragraph" style:parent-style-name="Standard">
      <style:paragraph-properties fo:margin-left="0cm" fo:margin-right="0cm" fo:text-align="start" style:justify-single-word="false" fo:text-indent="0cm" style:auto-text-indent="false"/>
      <style:text-properties fo:color="#000000" loext:opacity="100%" fo:font-size="10pt" officeooo:paragraph-rsid="005427b7" style:font-size-asian="10pt" style:font-size-complex="10pt"/>
    </style:style>
    <style:style style:name="P56" style:family="paragraph" style:parent-style-name="Standard">
      <style:paragraph-properties fo:margin-left="0cm" fo:margin-right="0cm" fo:text-align="start" style:justify-single-word="false" fo:text-indent="0cm" style:auto-text-indent="false"/>
      <style:text-properties fo:color="#000000" loext:opacity="100%" fo:font-size="10pt" fo:language="zxx" fo:country="none" fo:font-style="normal" style:text-underline-style="none" fo:font-weight="normal" officeooo:rsid="003334bd" officeooo:paragraph-rsid="003f036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57" style:family="paragraph" style:parent-style-name="Standard">
      <style:paragraph-properties fo:margin-left="0cm" fo:margin-right="0cm" fo:text-align="start" style:justify-single-word="false" fo:text-indent="0cm" style:auto-text-indent="false"/>
      <style:text-properties fo:color="#000000" loext:opacity="100%" fo:font-size="10pt" fo:language="zxx" fo:country="none" fo:font-style="normal" style:text-underline-style="none" fo:font-weight="normal" officeooo:rsid="005b0292" officeooo:paragraph-rsid="005b0292"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58" style:family="paragraph" style:parent-style-name="Standard">
      <style:paragraph-properties fo:margin-left="0cm" fo:margin-right="0cm" fo:text-align="start" style:justify-single-word="false" fo:text-indent="0cm" style:auto-text-indent="false"/>
      <style:text-properties fo:color="#000000" loext:opacity="100%" fo:font-size="10pt" fo:language="zxx" fo:country="none" fo:font-style="normal" style:text-underline-style="none" fo:font-weight="normal" officeooo:rsid="005b0292" officeooo:paragraph-rsid="005fa27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59" style:family="paragraph" style:parent-style-name="Standard">
      <style:paragraph-properties fo:margin-left="0cm" fo:margin-right="0cm" fo:text-align="start" style:justify-single-word="false" fo:text-indent="0cm" style:auto-text-indent="false"/>
      <style:text-properties fo:color="#000000" loext:opacity="100%" fo:font-size="10pt" fo:language="zxx" fo:country="none" fo:font-style="normal" style:text-underline-style="none" fo:font-weight="normal" officeooo:rsid="00591b80" officeooo:paragraph-rsid="00591b8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6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07080f" officeooo:paragraph-rsid="003f0365" style:font-size-asian="10pt" style:font-weight-asian="normal" style:font-size-complex="10pt" style:font-weight-complex="normal"/>
    </style:style>
    <style:style style:name="P6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571d3e" officeooo:paragraph-rsid="00571d3e" style:font-size-asian="10pt" style:font-weight-asian="normal" style:font-size-complex="10pt" style:font-weight-complex="normal"/>
    </style:style>
    <style:style style:name="P62" style:family="paragraph">
      <loext:graphic-properties draw:fill="none" draw:fill-color="#ffffff"/>
      <style:paragraph-properties style:writing-mode="lr-tb"/>
    </style:style>
    <style:style style:name="T1" style:family="text">
      <style:text-properties fo:font-weight="bold" style:font-weight-asian="bold" style:font-weight-complex="bold"/>
    </style:style>
    <style:style style:name="T2" style:family="text">
      <style:text-properties fo:color="#000000" loext:opacity="100%"/>
    </style:style>
    <style:style style:name="T3" style:family="text">
      <style:text-properties fo:color="#000000" loext:opacity="100%" style:font-name="Liberation Serif" fo:font-size="12pt" fo:language="de" fo:country="DE" style:text-underline-style="none" fo:font-weight="normal" style:font-size-asian="12pt" style:font-weight-asian="normal" style:font-size-complex="12pt" style:font-weight-complex="normal"/>
    </style:style>
    <style:style style:name="T4" style:family="text">
      <style:text-properties fo:color="#000000" loext:opacity="100%" style:font-name="Liberation Serif" fo:font-size="12pt" fo:language="de" fo:country="DE" style:text-underline-style="none" fo:font-weight="normal" officeooo:rsid="002b977e" style:font-size-asian="12pt" style:font-weight-asian="normal" style:font-size-complex="12pt" style:font-weight-complex="normal"/>
    </style:style>
    <style:style style:name="T5" style:family="text">
      <style:text-properties fo:color="#000000" loext:opacity="100%" style:font-name="Liberation Serif" fo:font-size="12pt" fo:language="de" fo:country="DE" style:text-underline-style="none" fo:font-weight="normal" officeooo:rsid="00555408" style:font-size-asian="12pt" style:font-weight-asian="normal" style:font-size-complex="12pt" style:font-weight-complex="normal"/>
    </style:style>
    <style:style style:name="T6" style:family="text">
      <style:text-properties fo:color="#000000" loext:opacity="100%" style:font-name="Liberation Serif" officeooo:rsid="002b977e" style:font-size-asian="12pt"/>
    </style:style>
    <style:style style:name="T7" style:family="text">
      <style:text-properties fo:color="#000000" loext:opacity="100%" style:font-name="Liberation Serif" officeooo:rsid="002b977e" style:font-size-asian="12pt"/>
    </style:style>
    <style:style style:name="T8" style:family="text">
      <style:text-properties fo:color="#000000" loext:opacity="100%" style:font-name="Liberation Serif" officeooo:rsid="005427b7" style:font-size-asian="12pt"/>
    </style:style>
    <style:style style:name="T9" style:family="text">
      <style:text-properties fo:color="#000000" loext:opacity="100%" style:font-name="Liberation Serif" officeooo:rsid="00566bf8" style:font-size-asian="12pt"/>
    </style:style>
    <style:style style:name="T10" style:family="text">
      <style:text-properties fo:color="#000000" loext:opacity="100%" style:font-name="Liberation Serif" officeooo:rsid="00584a9e" style:font-size-asian="12pt"/>
    </style:style>
    <style:style style:name="T11" style:family="text">
      <style:text-properties fo:color="#000000" loext:opacity="100%" style:font-name="Liberation Serif" style:font-size-asian="12pt"/>
    </style:style>
    <style:style style:name="T12" style:family="text">
      <style:text-properties fo:color="#000000" loext:opacity="100%" style:font-name="Liberation Serif" officeooo:rsid="0060a3a7" style:font-size-asian="12pt"/>
    </style:style>
    <style:style style:name="T13" style:family="text">
      <style:text-properties fo:color="#000000" loext:opacity="100%" style:font-name="Liberation Serif" officeooo:rsid="00645f03" style:font-size-asian="12pt"/>
    </style:style>
    <style:style style:name="T14" style:family="text">
      <style:text-properties fo:color="#000000" loext:opacity="100%" style:font-name="Liberation Serif" officeooo:rsid="00670d3d" style:font-size-asian="12pt"/>
    </style:style>
    <style:style style:name="T15" style:family="text">
      <style:text-properties fo:color="#000000" loext:opacity="100%" style:font-name="Consolas" fo:font-size="12pt" fo:language="de" fo:country="DE" style:text-underline-style="none" fo:font-weight="normal" officeooo:rsid="0007080f" style:font-size-asian="12pt" style:font-weight-asian="normal" style:font-size-complex="12pt" style:font-weight-complex="normal"/>
    </style:style>
    <style:style style:name="T16" style:family="text">
      <style:text-properties fo:color="#000000" loext:opacity="100%" style:font-name="Consolas" fo:font-size="10pt" style:font-size-asian="10pt" style:font-size-complex="10pt"/>
    </style:style>
    <style:style style:name="T17" style:family="text">
      <style:text-properties fo:color="#000000" loext:opacity="100%" style:font-name="Consolas" fo:font-size="10pt" fo:language="de" fo:country="DE" style:text-underline-style="none" fo:font-weight="normal" officeooo:rsid="005427b7" style:font-size-asian="10pt" style:font-weight-asian="normal" style:font-size-complex="10pt" style:font-weight-complex="normal"/>
    </style:style>
    <style:style style:name="T18" style:family="text">
      <style:text-properties style:font-name="Consolas"/>
    </style:style>
    <style:style style:name="T19" style:family="text">
      <style:text-properties style:font-name="Consolas" style:text-underline-style="none" fo:font-weight="normal" officeooo:rsid="0007080f" style:font-weight-asian="normal" style:font-weight-complex="normal"/>
    </style:style>
    <style:style style:name="T20" style:family="text">
      <style:text-properties style:font-name="Consolas" style:text-underline-style="none" fo:font-weight="normal" officeooo:rsid="0007080f" style:font-weight-asian="normal" style:font-weight-complex="normal"/>
    </style:style>
    <style:style style:name="T21" style:family="text">
      <style:text-properties style:font-name="Consolas"/>
    </style:style>
    <style:style style:name="T22" style:family="text">
      <style:text-properties style:font-name="Consolas" fo:language="de" fo:country="DE" style:text-underline-style="none" fo:font-weight="normal" officeooo:rsid="0007080f" style:font-weight-asian="normal" style:font-weight-complex="normal"/>
    </style:style>
    <style:style style:name="T23" style:family="text">
      <style:text-properties style:font-name="Consolas" fo:language="de" fo:country="DE" style:text-underline-style="none" fo:font-weight="normal" officeooo:rsid="0007080f" style:font-weight-asian="normal" style:font-weight-complex="normal"/>
    </style:style>
    <style:style style:name="T24" style:family="text">
      <style:text-properties style:font-name="Consolas" officeooo:rsid="002b977e"/>
    </style:style>
    <style:style style:name="T25" style:family="text">
      <style:text-properties style:font-name="Consolas" style:font-size-asian="12pt"/>
    </style:style>
    <style:style style:name="T26" style:family="text">
      <style:text-properties style:font-name="Consolas" fo:font-size="10pt" officeooo:rsid="005427b7" style:font-size-asian="10pt" style:font-size-complex="10pt"/>
    </style:style>
    <style:style style:name="T27" style:family="text">
      <style:text-properties style:font-name="Liberation Serif" fo:font-size="12pt" style:font-size-asian="12pt" style:font-size-complex="12pt"/>
    </style:style>
    <style:style style:name="T28" style:family="text">
      <style:text-properties style:font-name="Liberation Serif" fo:font-size="12pt" officeooo:rsid="002b977e" style:font-size-asian="12pt" style:font-size-complex="12pt"/>
    </style:style>
    <style:style style:name="T29" style:family="text">
      <style:text-properties style:font-name="Liberation Serif" fo:font-size="12pt" officeooo:rsid="00571d3e" style:font-size-asian="12pt" style:font-size-complex="12pt"/>
    </style:style>
    <style:style style:name="T30" style:family="text">
      <style:text-properties style:font-name="Liberation Serif" officeooo:rsid="002b977e" style:font-size-asian="12pt"/>
    </style:style>
    <style:style style:name="T31" style:family="text">
      <style:text-properties style:font-name="Liberation Serif" officeooo:rsid="005427b7" style:font-size-asian="12pt"/>
    </style:style>
    <style:style style:name="T32" style:family="text">
      <style:text-properties style:font-name="Liberation Serif" officeooo:rsid="005d9099" style:font-size-asian="12pt"/>
    </style:style>
    <style:style style:name="T33" style:family="text">
      <style:text-properties style:font-name="Liberation Serif" style:font-size-asian="12pt"/>
    </style:style>
    <style:style style:name="T34" style:family="text">
      <style:text-properties style:font-name="Liberation Serif" officeooo:rsid="005fa277" style:font-size-asian="12pt"/>
    </style:style>
    <style:style style:name="T35" style:family="text">
      <style:text-properties style:font-name="Liberation Serif" officeooo:rsid="0060a3a7" style:font-size-asian="12pt"/>
    </style:style>
    <style:style style:name="T36" style:family="text">
      <style:text-properties style:font-name="Liberation Serif" officeooo:rsid="00645f03" style:font-size-asian="12pt"/>
    </style:style>
    <style:style style:name="T37" style:family="text">
      <style:text-properties style:font-name="Liberation Serif" officeooo:rsid="00670d3d" style:font-size-asian="12pt"/>
    </style:style>
    <style:style style:name="T38" style:family="text">
      <style:text-properties style:font-name="Liberation Serif" officeooo:rsid="002b977e"/>
    </style:style>
    <style:style style:name="T39" style:family="text">
      <style:text-properties fo:color="#ff0000" loext:opacity="100%" style:font-name="Consolas"/>
    </style:style>
    <style:style style:name="T40" style:family="text">
      <style:text-properties officeooo:rsid="0015909b"/>
    </style:style>
    <style:style style:name="T41" style:family="text">
      <style:text-properties officeooo:rsid="00380578"/>
    </style:style>
    <style:style style:name="T42" style:family="text">
      <style:text-properties officeooo:rsid="0020a132"/>
    </style:style>
    <style:style style:name="T43" style:family="text">
      <style:text-properties officeooo:rsid="00420581"/>
    </style:style>
    <style:style style:name="T44" style:family="text">
      <style:text-properties officeooo:rsid="004230f8"/>
    </style:style>
    <style:style style:name="T45" style:family="text">
      <style:text-properties officeooo:rsid="004273e7"/>
    </style:style>
    <style:style style:name="T46" style:family="text">
      <style:text-properties officeooo:rsid="002663e8"/>
    </style:style>
    <style:style style:name="T47" style:family="text">
      <style:text-properties officeooo:rsid="0045891e"/>
    </style:style>
    <style:style style:name="T48" style:family="text">
      <style:text-properties officeooo:rsid="00487f57"/>
    </style:style>
    <style:style style:name="T49" style:family="text">
      <style:text-properties officeooo:rsid="004bba29"/>
    </style:style>
    <style:style style:name="T50" style:family="text">
      <style:text-properties officeooo:rsid="004ca62d"/>
    </style:style>
    <style:style style:name="T51" style:family="text">
      <style:text-properties officeooo:rsid="004f12fb"/>
    </style:style>
    <style:style style:name="T52" style:family="text">
      <style:text-properties officeooo:rsid="005134f0"/>
    </style:style>
    <style:style style:name="T53" style:family="text">
      <style:text-properties officeooo:rsid="005427b7"/>
    </style:style>
    <style:style style:name="T54" style:family="text">
      <style:text-properties officeooo:rsid="005427b7"/>
    </style:style>
    <style:style style:name="T55" style:family="text">
      <style:text-properties officeooo:rsid="00565473"/>
    </style:style>
    <style:style style:name="gr1"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text:anchor-type="paragraph" draw:z-index="0" draw:name="Form1" draw:style-name="gr1" draw:text-style-name="P62" svg:width="3.67cm" svg:height="0.565cm" svg:x="14.192cm" svg:y="0.046cm"><draw:text-box><text:p>20. November 2021</text:p></draw:text-box></draw:frame><text:span text:style-name="T40">Aufgabe </text:span><text:span text:style-name="T41">5</text:span><text:span text:style-name="T40">: </text:span><text:span text:style-name="T41">Marktwaage</text:span></text:p>
      <text:p text:style-name="P2"><text:span text:style-name="T1"><text:line-break/>Team-ID: </text:span>00821<text:line-break/><text:span text:style-name="T1">Team: </text:span>IaC 0.9524<text:line-break/><text:span text:style-name="T1">Bearbeiter dieser Aufgabe: </text:span>Paul Buda</text:p>
      <text:p text:style-name="P1"/>
      <text:p text:style-name="P3">Lösungsidee:</text:p>
      <text:p text:style-name="P3"/>
      <text:p text:style-name="P6"><text:span text:style-name="T42">Z</text:span>uerst <text:span text:style-name="T47">muss man alle Möglichkeiten betrachten, wie man die Gewichte auf der Waage verteilen kann. Danach muss man doppelt erzielte Gewichte aussortieren, wobei man hier die Möglichkeiten behält, für welche man die geringste Anzahl an Gewichten </text:span><text:span text:style-name="T48">benötigt</text:span><text:span text:style-name="T47">, bzw. die Summe aller benötigten Gewichte am geringsten ist. </text:span><text:span text:style-name="T48">Jetzt muss man nur noch zu allen gesuchten Gewichten, das Nächstmögliche finden und ausgeben, welche Gewichte man dazu auf welche Seiten legen muss.</text:span></text:p>
      <text:p text:style-name="P3"><text:line-break/><text:span text:style-name="T2">Umsetzung:</text:span></text:p>
      <text:p text:style-name="P29"/>
      <text:p text:style-name="P22">Zuerst wird die Bibliothek numpy importiert um schneller und effektiver mit Listen bzw. Arrays rechnen zu können, da wir davon viele benötigen.</text:p>
      <text:p text:style-name="P22">Danach ließt das Programm alle Gewichte aus der Datei aus und speichert alle verschieden schwere Gewichte einmal in einer Liste.</text:p>
      <text:p text:style-name="P23"><text:span text:style-name="T49">Zudem </text:span>generiert man sich eine Liste in welcher alle Möglichkeiten, wie man die Gewichte auf der Waage anordnen kann <text:span text:style-name="T45">und jeweils das damit erzielte Gewicht, </text:span><text:s/>vorhanden sind. Um Rechenaufwand zu sparen kann man statt dem Gewicht von 10<text:span text:style-name="T43">g</text:span> <text:span text:style-name="T43">(</text:span>bzw. -10g wenn es auf der anderen Seite liegt <text:span text:style-name="T43">oder 0g wenn man es gar nicht benutzt</text:span>), wenn dieses Gewicht <text:span text:style-name="T43">mehrmals (bspw. dreimal)</text:span> vorhanden ist direkt mit den Gewichten 30g, 20g, 10g, 0g, -10g, -20g, -30g rechnen, so kann es auch nicht passieren, dass man das gleiche Gewicht sowohl links als auch rechts auf die Waage <text:span text:style-name="T44">legen muss</text:span>.</text:p>
      <text:p text:style-name="P22">Bsp. für <text:s/>1<text:span text:style-name="T46">x10g und </text:span>2<text:span text:style-name="T46">x50g: </text:span>[[-10, 0, 10], [-100, <text:s/>-50, 0, 50, 100]]</text:p>
      <text:p text:style-name="P22">Jetzt werden mittels der Meshgrid Funktion alle Möglichen Kombinationsmöglichkeiten der Gewichten berechnet, diese Liste wird wie unten im Beispiel auf die Hälfte der Länge reduziert, da man immer zweimal die gleiche Verteilung nur mit negativem Vorzeichen bekommt. </text:p>
      <text:p text:style-name="P18">Bsp. für <text:span text:style-name="T49">1</text:span>x10g und <text:span text:style-name="T49">2x</text:span>50g: [[-10, -100], [0, -<text:span text:style-name="T49">100</text:span>], [<text:span text:style-name="T49">1</text:span>0, -<text:span text:style-name="T49">100</text:span>], <text:span text:style-name="T49">[-10, 50], [0, 50]</text:span>, <text:span text:style-name="T49">[10, 50], [-10, 0]]</text:span></text:p>
      <text:p text:style-name="P18"><text:tab/><text:tab/><text:tab/> <text:s text:c="7"/><text:span text:style-name="T49">[0, 0] kann weggelassen werden, da kein Gewicht auf der Waage liegt</text:span></text:p>
      <text:p text:style-name="P20"><text:tab/><text:tab/><text:tab/> <text:s text:c="7"/><text:span text:style-name="T49">[10, 0] kann weggelassen werden, da Äquivalent zu [-10, 0] * -1 usw.</text:span></text:p>
      <text:p text:style-name="P25">Um weiter Rechenleistung sparen zu können werden dann alle möglichen Verteilungen mit dem Betrag der Summe kleiner 11kg aussortiert, diese werden später vermutlich nicht mehr benötigt (da der Abstand zu 10kg schon 10% beträgt und die Messungenauigkeit somit hoch wird).</text:p>
      <text:p text:style-name="P24">Im Folgenden wird die Liste um die Summe der Gewichte erweitert.</text:p>
      <text:p text:style-name="P19">Bsp. für <text:span text:style-name="T49">1</text:span>x10g und <text:span text:style-name="T49">2x</text:span>50g: [<text:span text:style-name="T50">[</text:span>[-10, -100], -<text:span text:style-name="T50">110]</text:span>, <text:span text:style-name="T50">[</text:span>[0, -<text:span text:style-name="T49">100</text:span>], -<text:span text:style-name="T50">100]</text:span>, <text:span text:style-name="T50">[</text:span>[<text:span text:style-name="T49">1</text:span>0, -<text:span text:style-name="T49">100</text:span>], -<text:span text:style-name="T50">90], </text:span><text:span text:style-name="T51">[[-10, -50], -60], </text:span><text:span text:style-name="T50">…</text:span><text:span text:style-name="T49">]</text:span></text:p>
      <text:p text:style-name="P25">Danach wird die Liste nach Anzahl der benötigten Gewichten und Summe aller benötigten Gewichte sortiert, um später bei gleichen Summen der Gewichte jene Möglichkeiten zu behalten für welche man die wenigsten (bei gleich wenigen, die leichtesten) Gewichte zu verwenden. Zwischendurch werden die benötigten Gewichte und Summe der Gewichte noch negiert, falls die Summe der Gewichte negativ ist (tauschen der Seiten der Gewichte von rechts nach links bzw. links nach rechts).</text:p>
      <text:p text:style-name="P21">Bsp. für <text:span text:style-name="T49">1</text:span>x10g und <text:span text:style-name="T49">2x</text:span>50g: [<text:span text:style-name="T51">[[10, 50], 60], </text:span><text:span text:style-name="T50">[</text:span>[-<text:span text:style-name="T49">1</text:span>0, <text:span text:style-name="T49">100</text:span>], <text:span text:style-name="T50">90]</text:span>, <text:span text:style-name="T50">[</text:span>[0, <text:span text:style-name="T49">100</text:span>], <text:span text:style-name="T50">100], [</text:span>[10, 100], <text:span text:style-name="T50">110], …</text:span><text:span text:style-name="T49">]</text:span></text:p>
      <text:p text:style-name="P26">Zum <text:span text:style-name="T52">Schluss wird jetzt mittels einer For-Schleife welche von 10 bis 10000 in Zehner schritten zählt noch zu jedem gesuchten Gewicht das nächstmöglich Erzielbare gesucht und dann ausgegeben, welche Gewicht man dazu auf welche Seite der Waage legen muss.</text:span></text:p>
      <text:p text:style-name="P25"><text:s/></text:p>
      <text:p text:style-name="P4"><text:soft-page-break/>Beispiele:</text:p>
      <text:p text:style-name="P3"/>
      <text:p text:style-name="P5">Bei <text:span text:style-name="T53">Gewichtsstücke</text:span> <text:span text:style-name="T55">0</text:span> erzeugt das Programm folgende Ausgabe:<text:line-break/></text:p>
      <text:p text:style-name="P51"><text:span text:style-name="T19">10g -&gt; 10g</text:span></text:p>
      <text:p text:style-name="P54"><text:span text:style-name="T18">Rechts: 1*10g</text:span></text:p>
      <text:p text:style-name="P54"><text:span text:style-name="T18">Links: </text:span></text:p>
      <text:p text:style-name="P54"><text:span text:style-name="T18">20g -&gt; 20g</text:span></text:p>
      <text:p text:style-name="P54"><text:span text:style-name="T18">Rechts: 2*10g</text:span></text:p>
      <text:p text:style-name="P54"><text:span text:style-name="T18">Links: </text:span></text:p>
      <text:p text:style-name="P54"><text:span text:style-name="T18">30g -&gt; 30g</text:span></text:p>
      <text:p text:style-name="P54"><text:span text:style-name="T18">Rechts: 3*10g</text:span></text:p>
      <text:p text:style-name="P54"><text:span text:style-name="T18">Links: </text:span></text:p>
      <text:p text:style-name="P54"><text:span text:style-name="T18">40g -&gt; 40g</text:span></text:p>
      <text:p text:style-name="P54"><text:span text:style-name="T18">Rechts: 1*50g</text:span></text:p>
      <text:p text:style-name="P54"><text:span text:style-name="T18">Links: 1*10g</text:span></text:p>
      <text:p text:style-name="P54"><text:span text:style-name="T18">50g -&gt; 50g</text:span></text:p>
      <text:p text:style-name="P54"><text:span text:style-name="T18">Rechts: 1*50g</text:span></text:p>
      <text:p text:style-name="P54"><text:span text:style-name="T18">Links: </text:span></text:p>
      <text:p text:style-name="P54"><text:span text:style-name="T18">60g -&gt; 60g</text:span></text:p>
      <text:p text:style-name="P54"><text:span text:style-name="T18">Rechts: 1*10g, 1*50g</text:span></text:p>
      <text:p text:style-name="P54"><text:span text:style-name="T18">Links: </text:span></text:p>
      <text:p text:style-name="P54"><text:span text:style-name="T18">70g -&gt; 70g</text:span></text:p>
      <text:p text:style-name="P54"><text:span text:style-name="T18">Rechts: 2*10g, 1*50g</text:span></text:p>
      <text:p text:style-name="P54"><text:span text:style-name="T18">Links: </text:span></text:p>
      <text:p text:style-name="P54"><text:span text:style-name="T18">80g -&gt; 80g</text:span></text:p>
      <text:p text:style-name="P54"><text:span text:style-name="T18">Rechts: 3*10g, 1*50g</text:span></text:p>
      <text:p text:style-name="P54"><text:span text:style-name="T18">Links: </text:span></text:p>
      <text:p text:style-name="P54"><text:span text:style-name="T18">90g -&gt; 90g</text:span></text:p>
      <text:p text:style-name="P54"><text:span text:style-name="T18">Rechts: 1*100g</text:span></text:p>
      <text:p text:style-name="P54"><text:span text:style-name="T18">Links: 1*10g</text:span></text:p>
      <text:p text:style-name="P54"><text:span text:style-name="T18">100g -&gt; 100g</text:span></text:p>
      <text:p text:style-name="P54"><text:span text:style-name="T18">Rechts: 1*100g</text:span></text:p>
      <text:p text:style-name="P54"><text:span text:style-name="T18">Links: </text:span></text:p>
      <text:p text:style-name="P54"><text:span text:style-name="T18">110g -&gt; 110g</text:span></text:p>
      <text:p text:style-name="P54"><text:span text:style-name="T18">Rechts: 1*10g, 1*100g</text:span></text:p>
      <text:p text:style-name="P54"><text:span text:style-name="T18">Links: </text:span></text:p>
      <text:p text:style-name="P54"><text:span text:style-name="T18">120g -&gt; 120g</text:span></text:p>
      <text:p text:style-name="P54"><text:span text:style-name="T18">Rechts: 2*10g, 1*100g</text:span></text:p>
      <text:p text:style-name="P54"><text:span text:style-name="T18">Links: </text:span></text:p>
      <text:p text:style-name="P54"><text:span text:style-name="T18">130g -&gt; 130g</text:span></text:p>
      <text:p text:style-name="P54"><text:span text:style-name="T18">Rechts: 3*10g, 1*100g</text:span></text:p>
      <text:p text:style-name="P54"><text:span text:style-name="T18">Links: </text:span></text:p>
      <text:p text:style-name="P54"><text:span text:style-name="T18">140g -&gt; 140g</text:span></text:p>
      <text:p text:style-name="P54"><text:span text:style-name="T18">Rechts: 1*50g, 1*100g</text:span></text:p>
      <text:p text:style-name="P54"><text:span text:style-name="T18">Links: 1*10g</text:span></text:p>
      <text:p text:style-name="P54"><text:span text:style-name="T18">150g -&gt; 150g</text:span></text:p>
      <text:p text:style-name="P54"><text:span text:style-name="T18">Rechts: 1*50g, 1*100g</text:span></text:p>
      <text:p text:style-name="P54"><text:span text:style-name="T18">Links: </text:span></text:p>
      <text:p text:style-name="P54"><text:span text:style-name="T18">160g -&gt; 160g</text:span></text:p>
      <text:p text:style-name="P54"><text:span text:style-name="T18">Rechts: 1*10g, 1*50g, 1*100g</text:span></text:p>
      <text:p text:style-name="P54"><text:span text:style-name="T18">Links: </text:span></text:p>
      <text:p text:style-name="P54"><text:span text:style-name="T18">170g -&gt; 170g</text:span></text:p>
      <text:p text:style-name="P54"><text:span text:style-name="T18">Rechts: 2*10g, 1*50g, 1*100g</text:span></text:p>
      <text:p text:style-name="P54"><text:span text:style-name="T18">Links: </text:span></text:p>
      <text:p text:style-name="P54"><text:span text:style-name="T18">180g -&gt; 180g</text:span></text:p>
      <text:p text:style-name="P54"><text:span text:style-name="T18">Rechts: 3*10g, 1*50g, 1*100g</text:span></text:p>
      <text:p text:style-name="P54"><text:soft-page-break/><text:span text:style-name="T18">Links: </text:span></text:p>
      <text:p text:style-name="P54"><text:span text:style-name="T18">190g -&gt; 190g</text:span></text:p>
      <text:p text:style-name="P54"><text:span text:style-name="T18">Rechts: 2*100g</text:span></text:p>
      <text:p text:style-name="P54"><text:span text:style-name="T18">Links: 1*10g</text:span></text:p>
      <text:p text:style-name="P54"><text:span text:style-name="T18">200g -&gt; 200g</text:span></text:p>
      <text:p text:style-name="P54"><text:span text:style-name="T18">Rechts: 2*100g</text:span></text:p>
      <text:p text:style-name="P54"><text:span text:style-name="T18">Links: </text:span></text:p>
      <text:p text:style-name="P54"><text:span text:style-name="T18">210g -&gt; 210g</text:span></text:p>
      <text:p text:style-name="P54"><text:span text:style-name="T18">Rechts: 1*10g, 2*100g</text:span></text:p>
      <text:p text:style-name="P54"><text:span text:style-name="T18">Links: </text:span></text:p>
      <text:p text:style-name="P54"><text:span text:style-name="T18">220g -&gt; 220g</text:span></text:p>
      <text:p text:style-name="P54"><text:span text:style-name="T18">Rechts: 2*10g, 2*100g</text:span></text:p>
      <text:p text:style-name="P54"><text:span text:style-name="T18">Links: </text:span></text:p>
      <text:p text:style-name="P54"><text:span text:style-name="T18">230g -&gt; 230g</text:span></text:p>
      <text:p text:style-name="P54"><text:span text:style-name="T18">Rechts: 3*10g, 2*100g</text:span></text:p>
      <text:p text:style-name="P54"><text:span text:style-name="T18">Links: </text:span></text:p>
      <text:p text:style-name="P54"><text:span text:style-name="T18">240g -&gt; 240g</text:span></text:p>
      <text:p text:style-name="P54"><text:span text:style-name="T18">Rechts: 1*50g, 2*100g</text:span></text:p>
      <text:p text:style-name="P54"><text:span text:style-name="T18">Links: 1*10g</text:span></text:p>
      <text:p text:style-name="P54"><text:span text:style-name="T18">250g -&gt; 250g</text:span></text:p>
      <text:p text:style-name="P54"><text:span text:style-name="T18">Rechts: 1*50g, 2*100g</text:span></text:p>
      <text:p text:style-name="P54"><text:span text:style-name="T18">Links: </text:span></text:p>
      <text:p text:style-name="P54"><text:span text:style-name="T18">260g -&gt; 260g</text:span></text:p>
      <text:p text:style-name="P54"><text:span text:style-name="T18">Rechts: 1*10g, 1*50g, 2*100g</text:span></text:p>
      <text:p text:style-name="P54"><text:span text:style-name="T18">Links: </text:span></text:p>
      <text:p text:style-name="P54"><text:span text:style-name="T18">270g -&gt; 270g</text:span></text:p>
      <text:p text:style-name="P54"><text:span text:style-name="T18">Rechts: 2*10g, 1*50g, 2*100g</text:span></text:p>
      <text:p text:style-name="P54"><text:span text:style-name="T18">Links: </text:span></text:p>
      <text:p text:style-name="P54"><text:span text:style-name="T18">280g -&gt; 280g</text:span></text:p>
      <text:p text:style-name="P54"><text:span text:style-name="T18">Rechts: 3*10g, 1*50g, 2*100g</text:span></text:p>
      <text:p text:style-name="P54"><text:span text:style-name="T18">Links: </text:span></text:p>
      <text:p text:style-name="P54"><text:span text:style-name="T18">290g -&gt; 290g</text:span></text:p>
      <text:p text:style-name="P54"><text:span text:style-name="T18">Rechts: 3*100g</text:span></text:p>
      <text:p text:style-name="P54"><text:span text:style-name="T18">Links: 1*10g</text:span></text:p>
      <text:p text:style-name="P54"><text:span text:style-name="T18">300g -&gt; 300g</text:span></text:p>
      <text:p text:style-name="P54"><text:span text:style-name="T18">Rechts: 3*100g</text:span></text:p>
      <text:p text:style-name="P54"><text:span text:style-name="T18">Links: </text:span></text:p>
      <text:p text:style-name="P54"><text:span text:style-name="T18">310g -&gt; 310g</text:span></text:p>
      <text:p text:style-name="P54"><text:span text:style-name="T18">Rechts: 1*10g, 3*100g</text:span></text:p>
      <text:p text:style-name="P54"><text:span text:style-name="T18">Links: </text:span></text:p>
      <text:p text:style-name="P54"><text:span text:style-name="T18">320g -&gt; 320g</text:span></text:p>
      <text:p text:style-name="P54"><text:span text:style-name="T18">Rechts: 2*10g, 3*100g</text:span></text:p>
      <text:p text:style-name="P54"><text:span text:style-name="T18">Links: </text:span></text:p>
      <text:p text:style-name="P54"><text:span text:style-name="T18">330g -&gt; 330g</text:span></text:p>
      <text:p text:style-name="P54"><text:span text:style-name="T18">Rechts: 3*10g, 3*100g</text:span></text:p>
      <text:p text:style-name="P54"><text:span text:style-name="T18">Links: </text:span></text:p>
      <text:p text:style-name="P54"><text:span text:style-name="T18">340g -&gt; 340g</text:span></text:p>
      <text:p text:style-name="P54"><text:span text:style-name="T18">Rechts: 1*50g, 3*100g</text:span></text:p>
      <text:p text:style-name="P54"><text:span text:style-name="T18">Links: 1*10g</text:span></text:p>
      <text:p text:style-name="P54"><text:span text:style-name="T18">350g -&gt; 350g</text:span></text:p>
      <text:p text:style-name="P54"><text:span text:style-name="T18">Rechts: 1*50g, 3*100g</text:span></text:p>
      <text:p text:style-name="P54"><text:span text:style-name="T18">Links: </text:span></text:p>
      <text:p text:style-name="P54"><text:span text:style-name="T18">360g -&gt; 360g</text:span></text:p>
      <text:p text:style-name="P54"><text:span text:style-name="T18">Rechts: 1*10g, 1*50g, 3*100g</text:span></text:p>
      <text:p text:style-name="P54"><text:span text:style-name="T18">Links: </text:span></text:p>
      <text:p text:style-name="P54"><text:span text:style-name="T18">370g -&gt; 370g</text:span></text:p>
      <text:p text:style-name="P54"><text:span text:style-name="T18">Rechts: 2*10g, 1*50g, 3*100g</text:span></text:p>
      <text:p text:style-name="P54"><text:span text:style-name="T18">Links: </text:span></text:p>
      <text:p text:style-name="P54"><text:soft-page-break/><text:span text:style-name="T18">380g -&gt; 380g</text:span></text:p>
      <text:p text:style-name="P54"><text:span text:style-name="T18">Rechts: 3*10g, 1*50g, 3*100g</text:span></text:p>
      <text:p text:style-name="P54"><text:span text:style-name="T18">Links: </text:span></text:p>
      <text:p text:style-name="P54"><text:span text:style-name="T18">390g -&gt; 390g</text:span></text:p>
      <text:p text:style-name="P54"><text:span text:style-name="T18">Rechts: 2*50g, 3*100g</text:span></text:p>
      <text:p text:style-name="P54"><text:span text:style-name="T18">Links: 1*10g</text:span></text:p>
      <text:p text:style-name="P54"><text:span text:style-name="T18">400g -&gt; 400g</text:span></text:p>
      <text:p text:style-name="P54"><text:span text:style-name="T18">Rechts: 2*50g, 3*100g</text:span></text:p>
      <text:p text:style-name="P54"><text:span text:style-name="T18">Links: </text:span></text:p>
      <text:p text:style-name="P54"><text:span text:style-name="T18">410g -&gt; 410g</text:span></text:p>
      <text:p text:style-name="P54"><text:span text:style-name="T18">Rechts: 1*10g, 2*50g, 3*100g</text:span></text:p>
      <text:p text:style-name="P54"><text:span text:style-name="T18">Links: </text:span></text:p>
      <text:p text:style-name="P54"><text:span text:style-name="T18">420g -&gt; 420g</text:span></text:p>
      <text:p text:style-name="P54"><text:span text:style-name="T18">Rechts: 2*10g, 2*50g, 3*100g</text:span></text:p>
      <text:p text:style-name="P54"><text:span text:style-name="T18">Links: </text:span></text:p>
      <text:p text:style-name="P54"><text:span text:style-name="T18">430g -&gt; 430g</text:span></text:p>
      <text:p text:style-name="P54"><text:span text:style-name="T18">Rechts: 3*10g, 2*50g, 3*100g</text:span></text:p>
      <text:p text:style-name="P54"><text:span text:style-name="T18">Links: </text:span></text:p>
      <text:p text:style-name="P54"><text:span text:style-name="T18">440g -&gt; 440g</text:span></text:p>
      <text:p text:style-name="P54"><text:span text:style-name="T18">Rechts: 1*500g</text:span></text:p>
      <text:p text:style-name="P54"><text:span text:style-name="T18">Links: 1*10g, 1*50g</text:span></text:p>
      <text:p text:style-name="P54"><text:span text:style-name="T18">450g -&gt; 450g</text:span></text:p>
      <text:p text:style-name="P54"><text:span text:style-name="T18">Rechts: 1*500g</text:span></text:p>
      <text:p text:style-name="P54"><text:span text:style-name="T18">Links: 1*50g</text:span></text:p>
      <text:p text:style-name="P54"><text:span text:style-name="T18">460g -&gt; 460g</text:span></text:p>
      <text:p text:style-name="P54"><text:span text:style-name="T18">Rechts: 1*10g, 1*500g</text:span></text:p>
      <text:p text:style-name="P54"><text:span text:style-name="T18">Links: 1*50g</text:span></text:p>
      <text:p text:style-name="P54"><text:span text:style-name="T18">470g -&gt; 470g</text:span></text:p>
      <text:p text:style-name="P54"><text:span text:style-name="T18">Rechts: 1*500g</text:span></text:p>
      <text:p text:style-name="P54"><text:span text:style-name="T18">Links: 3*10g</text:span></text:p>
      <text:p text:style-name="P54"><text:span text:style-name="T18">480g -&gt; 480g</text:span></text:p>
      <text:p text:style-name="P54"><text:span text:style-name="T18">Rechts: 1*500g</text:span></text:p>
      <text:p text:style-name="P54"><text:span text:style-name="T18">Links: 2*10g</text:span></text:p>
      <text:p text:style-name="P54"><text:span text:style-name="T18">490g -&gt; 490g</text:span></text:p>
      <text:p text:style-name="P54"><text:span text:style-name="T18">Rechts: 1*500g</text:span></text:p>
      <text:p text:style-name="P54"><text:span text:style-name="T18">Links: 1*10g</text:span></text:p>
      <text:p text:style-name="P54"><text:span text:style-name="T18">500g -&gt; 500g</text:span></text:p>
      <text:p text:style-name="P54"><text:span text:style-name="T18">Rechts: 1*500g</text:span></text:p>
      <text:p text:style-name="P33"><text:span text:style-name="T16">Links:</text:span></text:p>
      <text:p text:style-name="P33"><text:span text:style-name="T16"/></text:p>
      <text:p text:style-name="P33"><text:span text:style-name="T17">[...]</text:span><text:span text:style-name="T15"><text:line-break/></text:span></text:p>
      <text:p text:style-name="P55"><text:span text:style-name="T22">9500g -&gt; 9500g</text:span></text:p>
      <text:p text:style-name="P54"><text:span text:style-name="T18">Rechts: 3*500g, 3*1000g, 1*5000g</text:span></text:p>
      <text:p text:style-name="P54"><text:span text:style-name="T18">Links: </text:span></text:p>
      <text:p text:style-name="P54"><text:span text:style-name="T18">9510g -&gt; 9510g</text:span></text:p>
      <text:p text:style-name="P54"><text:span text:style-name="T18">Rechts: 1*10g, 3*500g, 3*1000g, 1*5000g</text:span></text:p>
      <text:p text:style-name="P54"><text:span text:style-name="T18">Links: </text:span></text:p>
      <text:p text:style-name="P54"><text:span text:style-name="T18">9520g -&gt; 9520g</text:span></text:p>
      <text:p text:style-name="P54"><text:span text:style-name="T18">Rechts: 2*10g, 3*500g, 3*1000g, 1*5000g</text:span></text:p>
      <text:p text:style-name="P54"><text:span text:style-name="T18">Links: </text:span></text:p>
      <text:p text:style-name="P54"><text:span text:style-name="T18">9530g -&gt; 9530g</text:span></text:p>
      <text:p text:style-name="P54"><text:span text:style-name="T18">Rechts: 3*10g, 3*500g, 3*1000g, 1*5000g</text:span></text:p>
      <text:p text:style-name="P54"><text:span text:style-name="T18">Links: </text:span></text:p>
      <text:p text:style-name="P54"><text:span text:style-name="T18">9540g -&gt; 9540g</text:span></text:p>
      <text:p text:style-name="P54"><text:span text:style-name="T18">Rechts: 1*50g, 3*500g, 3*1000g, 1*5000g</text:span></text:p>
      <text:p text:style-name="P54"><text:span text:style-name="T18">Links: 1*10g</text:span></text:p>
      <text:p text:style-name="P54"><text:soft-page-break/><text:span text:style-name="T18">9550g -&gt; 9550g</text:span></text:p>
      <text:p text:style-name="P54"><text:span text:style-name="T18">Rechts: 1*50g, 3*500g, 3*1000g, 1*5000g</text:span></text:p>
      <text:p text:style-name="P54"><text:span text:style-name="T18">Links: </text:span></text:p>
      <text:p text:style-name="P54"><text:span text:style-name="T18">9560g -&gt; 9560g</text:span></text:p>
      <text:p text:style-name="P54"><text:span text:style-name="T18">Rechts: 1*10g, 1*50g, 3*500g, 3*1000g, 1*5000g</text:span></text:p>
      <text:p text:style-name="P54"><text:span text:style-name="T18">Links: </text:span></text:p>
      <text:p text:style-name="P54"><text:span text:style-name="T18">9570g -&gt; 9570g</text:span></text:p>
      <text:p text:style-name="P54"><text:span text:style-name="T18">Rechts: 2*10g, 1*50g, 3*500g, 3*1000g, 1*5000g</text:span></text:p>
      <text:p text:style-name="P54"><text:span text:style-name="T18">Links: </text:span></text:p>
      <text:p text:style-name="P54"><text:span text:style-name="T18">9580g -&gt; 9580g</text:span></text:p>
      <text:p text:style-name="P54"><text:span text:style-name="T18">Rechts: 3*10g, 1*50g, 3*500g, 3*1000g, 1*5000g</text:span></text:p>
      <text:p text:style-name="P54"><text:span text:style-name="T18">Links: </text:span></text:p>
      <text:p text:style-name="P54"><text:span text:style-name="T18">9590g -&gt; 9590g</text:span></text:p>
      <text:p text:style-name="P54"><text:span text:style-name="T18">Rechts: 1*100g, 3*500g, 3*1000g, 1*5000g</text:span></text:p>
      <text:p text:style-name="P54"><text:span text:style-name="T18">Links: 1*10g</text:span></text:p>
      <text:p text:style-name="P54"><text:span text:style-name="T18">9600g -&gt; 9600g</text:span></text:p>
      <text:p text:style-name="P54"><text:span text:style-name="T18">Rechts: 1*100g, 3*500g, 3*1000g, 1*5000g</text:span></text:p>
      <text:p text:style-name="P54"><text:span text:style-name="T18">Links: </text:span></text:p>
      <text:p text:style-name="P54"><text:span text:style-name="T18">9610g -&gt; 9610g</text:span></text:p>
      <text:p text:style-name="P54"><text:span text:style-name="T18">Rechts: 1*10g, 1*100g, 3*500g, 3*1000g, 1*5000g</text:span></text:p>
      <text:p text:style-name="P54"><text:span text:style-name="T18">Links: </text:span></text:p>
      <text:p text:style-name="P54"><text:span text:style-name="T18">9620g -&gt; 9620g</text:span></text:p>
      <text:p text:style-name="P54"><text:span text:style-name="T18">Rechts: 2*10g, 1*100g, 3*500g, 3*1000g, 1*5000g</text:span></text:p>
      <text:p text:style-name="P54"><text:span text:style-name="T18">Links: </text:span></text:p>
      <text:p text:style-name="P54"><text:span text:style-name="T18">9630g -&gt; 9630g</text:span></text:p>
      <text:p text:style-name="P54"><text:span text:style-name="T18">Rechts: 3*10g, 1*100g, 3*500g, 3*1000g, 1*5000g</text:span></text:p>
      <text:p text:style-name="P54"><text:span text:style-name="T18">Links: </text:span></text:p>
      <text:p text:style-name="P54"><text:span text:style-name="T18">9640g -&gt; 9640g</text:span></text:p>
      <text:p text:style-name="P54"><text:span text:style-name="T18">Rechts: 1*50g, 1*100g, 3*500g, 3*1000g, 1*5000g</text:span></text:p>
      <text:p text:style-name="P54"><text:span text:style-name="T18">Links: 1*10g</text:span></text:p>
      <text:p text:style-name="P54"><text:span text:style-name="T18">9650g -&gt; 9650g</text:span></text:p>
      <text:p text:style-name="P54"><text:span text:style-name="T18">Rechts: 1*50g, 1*100g, 3*500g, 3*1000g, 1*5000g</text:span></text:p>
      <text:p text:style-name="P54"><text:span text:style-name="T18">Links: </text:span></text:p>
      <text:p text:style-name="P54"><text:span text:style-name="T18">9660g -&gt; 9660g</text:span></text:p>
      <text:p text:style-name="P54"><text:span text:style-name="T18">Rechts: 1*10g, 1*50g, 1*100g, 3*500g, 3*1000g, 1*5000g</text:span></text:p>
      <text:p text:style-name="P54"><text:span text:style-name="T18">Links: </text:span></text:p>
      <text:p text:style-name="P54"><text:span text:style-name="T18">9670g -&gt; 9670g</text:span></text:p>
      <text:p text:style-name="P54"><text:span text:style-name="T18">Rechts: 2*10g, 1*50g, 1*100g, 3*500g, 3*1000g, 1*5000g</text:span></text:p>
      <text:p text:style-name="P54"><text:span text:style-name="T18">Links: </text:span></text:p>
      <text:p text:style-name="P54"><text:span text:style-name="T18">9680g -&gt; 9680g</text:span></text:p>
      <text:p text:style-name="P54"><text:span text:style-name="T18">Rechts: 3*10g, 1*50g, 1*100g, 3*500g, 3*1000g, 1*5000g</text:span></text:p>
      <text:p text:style-name="P54"><text:span text:style-name="T18">Links: </text:span></text:p>
      <text:p text:style-name="P54"><text:span text:style-name="T18">9690g -&gt; 9690g</text:span></text:p>
      <text:p text:style-name="P54"><text:span text:style-name="T18">Rechts: 2*100g, 3*500g, 3*1000g, 1*5000g</text:span></text:p>
      <text:p text:style-name="P54"><text:span text:style-name="T18">Links: 1*10g</text:span></text:p>
      <text:p text:style-name="P54"><text:span text:style-name="T18">9700g -&gt; 9700g</text:span></text:p>
      <text:p text:style-name="P54"><text:span text:style-name="T18">Rechts: 2*100g, 3*500g, 3*1000g, 1*5000g</text:span></text:p>
      <text:p text:style-name="P54"><text:span text:style-name="T18">Links: </text:span></text:p>
      <text:p text:style-name="P54"><text:span text:style-name="T18">9710g -&gt; 9710g</text:span></text:p>
      <text:p text:style-name="P54"><text:span text:style-name="T18">Rechts: 1*10g, 2*100g, 3*500g, 3*1000g, 1*5000g</text:span></text:p>
      <text:p text:style-name="P54"><text:span text:style-name="T18">Links: </text:span></text:p>
      <text:p text:style-name="P54"><text:span text:style-name="T18">9720g -&gt; 9720g</text:span></text:p>
      <text:p text:style-name="P54"><text:span text:style-name="T18">Rechts: 2*10g, 2*100g, 3*500g, 3*1000g, 1*5000g</text:span></text:p>
      <text:p text:style-name="P54"><text:span text:style-name="T18">Links: </text:span></text:p>
      <text:p text:style-name="P54"><text:span text:style-name="T18">9730g -&gt; 9730g</text:span></text:p>
      <text:p text:style-name="P54"><text:span text:style-name="T18">Rechts: 3*10g, 2*100g, 3*500g, 3*1000g, 1*5000g</text:span></text:p>
      <text:p text:style-name="P54"><text:span text:style-name="T18">Links: </text:span></text:p>
      <text:p text:style-name="P54"><text:span text:style-name="T18">9740g -&gt; 9740g</text:span></text:p>
      <text:p text:style-name="P54"><text:soft-page-break/><text:span text:style-name="T18">Rechts: 1*50g, 2*100g, 3*500g, 3*1000g, 1*5000g</text:span></text:p>
      <text:p text:style-name="P54"><text:span text:style-name="T18">Links: 1*10g</text:span></text:p>
      <text:p text:style-name="P54"><text:span text:style-name="T18">9750g -&gt; 9750g</text:span></text:p>
      <text:p text:style-name="P54"><text:span text:style-name="T18">Rechts: 1*50g, 2*100g, 3*500g, 3*1000g, 1*5000g</text:span></text:p>
      <text:p text:style-name="P54"><text:span text:style-name="T18">Links: </text:span></text:p>
      <text:p text:style-name="P54"><text:span text:style-name="T18">9760g -&gt; 9760g</text:span></text:p>
      <text:p text:style-name="P54"><text:span text:style-name="T18">Rechts: 1*10g, 1*50g, 2*100g, 3*500g, 3*1000g, 1*5000g</text:span></text:p>
      <text:p text:style-name="P54"><text:span text:style-name="T18">Links: </text:span></text:p>
      <text:p text:style-name="P54"><text:span text:style-name="T18">9770g -&gt; 9770g</text:span></text:p>
      <text:p text:style-name="P54"><text:span text:style-name="T18">Rechts: 2*10g, 1*50g, 2*100g, 3*500g, 3*1000g, 1*5000g</text:span></text:p>
      <text:p text:style-name="P54"><text:span text:style-name="T18">Links: </text:span></text:p>
      <text:p text:style-name="P54"><text:span text:style-name="T18">9780g -&gt; 9780g</text:span></text:p>
      <text:p text:style-name="P54"><text:span text:style-name="T18">Rechts: 3*10g, 1*50g, 2*100g, 3*500g, 3*1000g, 1*5000g</text:span></text:p>
      <text:p text:style-name="P54"><text:span text:style-name="T18">Links: </text:span></text:p>
      <text:p text:style-name="P54"><text:span text:style-name="T18">9790g -&gt; 9790g</text:span></text:p>
      <text:p text:style-name="P54"><text:span text:style-name="T18">Rechts: 3*100g, 3*500g, 3*1000g, 1*5000g</text:span></text:p>
      <text:p text:style-name="P54"><text:span text:style-name="T18">Links: 1*10g</text:span></text:p>
      <text:p text:style-name="P54"><text:span text:style-name="T18">9800g -&gt; 9800g</text:span></text:p>
      <text:p text:style-name="P54"><text:span text:style-name="T18">Rechts: 3*100g, 3*500g, 3*1000g, 1*5000g</text:span></text:p>
      <text:p text:style-name="P54"><text:span text:style-name="T18">Links: </text:span></text:p>
      <text:p text:style-name="P54"><text:span text:style-name="T18">9810g -&gt; 9810g</text:span></text:p>
      <text:p text:style-name="P54"><text:span text:style-name="T18">Rechts: 1*10g, 3*100g, 3*500g, 3*1000g, 1*5000g</text:span></text:p>
      <text:p text:style-name="P54"><text:span text:style-name="T18">Links: </text:span></text:p>
      <text:p text:style-name="P54"><text:span text:style-name="T18">9820g -&gt; 9820g</text:span></text:p>
      <text:p text:style-name="P54"><text:span text:style-name="T18">Rechts: 2*10g, 3*100g, 3*500g, 3*1000g, 1*5000g</text:span></text:p>
      <text:p text:style-name="P54"><text:span text:style-name="T18">Links: </text:span></text:p>
      <text:p text:style-name="P54"><text:span text:style-name="T18">9830g -&gt; 9830g</text:span></text:p>
      <text:p text:style-name="P54"><text:span text:style-name="T18">Rechts: 3*10g, 3*100g, 3*500g, 3*1000g, 1*5000g</text:span></text:p>
      <text:p text:style-name="P54"><text:span text:style-name="T18">Links: </text:span></text:p>
      <text:p text:style-name="P54"><text:span text:style-name="T18">9840g -&gt; 9840g</text:span></text:p>
      <text:p text:style-name="P54"><text:span text:style-name="T18">Rechts: 1*50g, 3*100g, 3*500g, 3*1000g, 1*5000g</text:span></text:p>
      <text:p text:style-name="P54"><text:span text:style-name="T18">Links: 1*10g</text:span></text:p>
      <text:p text:style-name="P54"><text:span text:style-name="T18">9850g -&gt; 9850g</text:span></text:p>
      <text:p text:style-name="P54"><text:span text:style-name="T18">Rechts: 1*50g, 3*100g, 3*500g, 3*1000g, 1*5000g</text:span></text:p>
      <text:p text:style-name="P54"><text:span text:style-name="T18">Links: </text:span></text:p>
      <text:p text:style-name="P54"><text:span text:style-name="T18">9860g -&gt; 9860g</text:span></text:p>
      <text:p text:style-name="P54"><text:span text:style-name="T18">Rechts: 1*10g, 1*50g, 3*100g, 3*500g, 3*1000g, 1*5000g</text:span></text:p>
      <text:p text:style-name="P54"><text:span text:style-name="T18">Links: </text:span></text:p>
      <text:p text:style-name="P54"><text:span text:style-name="T18">9870g -&gt; 9870g</text:span></text:p>
      <text:p text:style-name="P54"><text:span text:style-name="T18">Rechts: 2*10g, 1*50g, 3*100g, 3*500g, 3*1000g, 1*5000g</text:span></text:p>
      <text:p text:style-name="P54"><text:span text:style-name="T18">Links: </text:span></text:p>
      <text:p text:style-name="P54"><text:span text:style-name="T18">9880g -&gt; 9880g</text:span></text:p>
      <text:p text:style-name="P54"><text:span text:style-name="T18">Rechts: 3*10g, 1*50g, 3*100g, 3*500g, 3*1000g, 1*5000g</text:span></text:p>
      <text:p text:style-name="P54"><text:span text:style-name="T18">Links: </text:span></text:p>
      <text:p text:style-name="P54"><text:span text:style-name="T18">9890g -&gt; 9890g</text:span></text:p>
      <text:p text:style-name="P54"><text:span text:style-name="T18">Rechts: 2*50g, 3*100g, 3*500g, 3*1000g, 1*5000g</text:span></text:p>
      <text:p text:style-name="P54"><text:span text:style-name="T18">Links: 1*10g</text:span></text:p>
      <text:p text:style-name="P54"><text:span text:style-name="T18">9900g -&gt; 9900g</text:span></text:p>
      <text:p text:style-name="P54"><text:span text:style-name="T18">Rechts: 2*50g, 3*100g, 3*500g, 3*1000g, 1*5000g</text:span></text:p>
      <text:p text:style-name="P54"><text:span text:style-name="T18">Links: </text:span></text:p>
      <text:p text:style-name="P54"><text:span text:style-name="T18">9910g -&gt; 9910g</text:span></text:p>
      <text:p text:style-name="P54"><text:span text:style-name="T18">Rechts: 1*10g, 2*50g, 3*100g, 3*500g, 3*1000g, 1*5000g</text:span></text:p>
      <text:p text:style-name="P54"><text:span text:style-name="T18">Links: </text:span></text:p>
      <text:p text:style-name="P54"><text:span text:style-name="T18">9920g -&gt; 9920g</text:span></text:p>
      <text:p text:style-name="P54"><text:span text:style-name="T18">Rechts: 2*10g, 2*50g, 3*100g, 3*500g, 3*1000g, 1*5000g</text:span></text:p>
      <text:p text:style-name="P54"><text:span text:style-name="T18">Links: </text:span></text:p>
      <text:p text:style-name="P54"><text:span text:style-name="T18">9930g -&gt; 9930g</text:span></text:p>
      <text:p text:style-name="P54"><text:span text:style-name="T18">Rechts: 3*10g, 2*50g, 3*100g, 3*500g, 3*1000g, 1*5000g</text:span></text:p>
      <text:p text:style-name="P54"><text:soft-page-break/><text:span text:style-name="T18">Links: </text:span></text:p>
      <text:p text:style-name="P54"><text:span text:style-name="T18">9940g -&gt; 9930g</text:span></text:p>
      <text:p text:style-name="P54"><text:span text:style-name="T18">Rechts: 3*10g, 2*50g, 3*100g, 3*500g, 3*1000g, 1*5000g</text:span></text:p>
      <text:p text:style-name="P54"><text:span text:style-name="T18">Links: </text:span></text:p>
      <text:p text:style-name="P54"><text:span text:style-name="T18">9950g -&gt; 9930g</text:span></text:p>
      <text:p text:style-name="P54"><text:span text:style-name="T18">Rechts: 3*10g, 2*50g, 3*100g, 3*500g, 3*1000g, 1*5000g</text:span></text:p>
      <text:p text:style-name="P54"><text:span text:style-name="T18">Links: </text:span></text:p>
      <text:p text:style-name="P54"><text:span text:style-name="T18">9960g -&gt; 9930g</text:span></text:p>
      <text:p text:style-name="P54"><text:span text:style-name="T18">Rechts: 3*10g, 2*50g, 3*100g, 3*500g, 3*1000g, 1*5000g</text:span></text:p>
      <text:p text:style-name="P54"><text:span text:style-name="T18">Links: </text:span></text:p>
      <text:p text:style-name="P54"><text:span text:style-name="T18">9970g -&gt; 9930g</text:span></text:p>
      <text:p text:style-name="P54"><text:span text:style-name="T18">Rechts: 3*10g, 2*50g, 3*100g, 3*500g, 3*1000g, 1*5000g</text:span></text:p>
      <text:p text:style-name="P54"><text:span text:style-name="T18">Links: </text:span></text:p>
      <text:p text:style-name="P54"><text:span text:style-name="T18">9980g -&gt; 9930g</text:span></text:p>
      <text:p text:style-name="P54"><text:span text:style-name="T18">Rechts: 3*10g, 2*50g, 3*100g, 3*500g, 3*1000g, 1*5000g</text:span></text:p>
      <text:p text:style-name="P54"><text:span text:style-name="T18">Links: </text:span></text:p>
      <text:p text:style-name="P54"><text:span text:style-name="T18">9990g -&gt; 9930g</text:span></text:p>
      <text:p text:style-name="P54"><text:span text:style-name="T18">Rechts: 3*10g, 2*50g, 3*100g, 3*500g, 3*1000g, 1*5000g</text:span></text:p>
      <text:p text:style-name="P54"><text:span text:style-name="T18">Links: </text:span></text:p>
      <text:p text:style-name="P54"><text:span text:style-name="T18">10000g -&gt; 9930g</text:span></text:p>
      <text:p text:style-name="P54"><text:span text:style-name="T18">Rechts: 3*10g, 2*50g, 3*100g, 3*500g, 3*1000g, 1*5000g</text:span></text:p>
      <text:p text:style-name="P33"><text:span text:style-name="T16">Links: </text:span><text:span text:style-name="T15"><text:line-break/></text:span></text:p>
      <text:p text:style-name="P34"><text:span text:style-name="T4">E</text:span><text:span text:style-name="T3">s wird immer zuerst angegeben, wie nah man an das gesuchte Gewicht ran kommt und dann welche Gewichtsstücke man nach rechts bzw. links legen muss. </text:span><text:span text:style-name="T5">Man sieht auch, dass immer die minimale Anzahl an Gewichten mit der geringsten Gesamtmasse ausgegeben wird. So wird für 30g 3*10g rechts angegeben und nicht 1*50g links und 2*10g Rechts da die Gesamtmasse von 30g kleiner als die Gesamtmasse von 70g.</text:span></text:p>
      <text:p text:style-name="P33"><text:span text:style-name="T4"/></text:p>
      <text:p text:style-name="P27"><text:span text:style-name="T4">Bei </text:span><text:span text:style-name="T8">Gewichtsstücke </text:span><text:span text:style-name="T9">1</text:span><text:span text:style-name="T4"> erzeugt das Programm folgende Ausgabe:</text:span></text:p>
      <text:p text:style-name="P9"/>
      <text:p text:style-name="P36">10g -&gt; 10g</text:p>
      <text:p text:style-name="P54"><text:span text:style-name="T18">Rechts: 2*42g</text:span></text:p>
      <text:p text:style-name="P54"><text:span text:style-name="T18">Links: 5*371g</text:span></text:p>
      <text:p text:style-name="P54"><text:span text:style-name="T18">20g -&gt; 19g</text:span></text:p>
      <text:p text:style-name="P54"><text:span text:style-name="T18">Rechts: 2*42g, 3*127g, 1*2000g</text:span></text:p>
      <text:p text:style-name="P54"><text:span text:style-name="T18">Links: 2*371g</text:span></text:p>
      <text:p text:style-name="P54"><text:span text:style-name="T18">30g -&gt; 29g</text:span></text:p>
      <text:p text:style-name="P54"><text:span text:style-name="T18">Rechts: 3*42g, 1*2000g</text:span></text:p>
      <text:p text:style-name="P54"><text:span text:style-name="T18">Links: 1*127g, 3*371g</text:span></text:p>
      <text:p text:style-name="P54"><text:span text:style-name="T18">40g -&gt; 42g</text:span></text:p>
      <text:p text:style-name="P54"><text:span text:style-name="T18">Rechts: 3*127g, 4*371g</text:span></text:p>
      <text:p text:style-name="P54"><text:span text:style-name="T18">Links: 1*42g</text:span></text:p>
      <text:p text:style-name="P54"><text:span text:style-name="T18">50g -&gt; 51g</text:span></text:p>
      <text:p text:style-name="P54"><text:span text:style-name="T18">Rechts: 3*42g, 1*2000g</text:span></text:p>
      <text:p text:style-name="P54"><text:span text:style-name="T18">Links: 1*371g</text:span></text:p>
      <text:p text:style-name="P54"><text:span text:style-name="T18">60g -&gt; 60g</text:span></text:p>
      <text:p text:style-name="P54"><text:span text:style-name="T18">Rechts: 2*127g, 1*2000g</text:span></text:p>
      <text:p text:style-name="P54"><text:span text:style-name="T18">Links: 1*42g, 1*371g</text:span></text:p>
      <text:p text:style-name="P54"><text:span text:style-name="T18">70g -&gt; 70g</text:span></text:p>
      <text:p text:style-name="P54"><text:span text:style-name="T18">Rechts: 1*2000g</text:span></text:p>
      <text:p text:style-name="P54"><text:span text:style-name="T18">Links: 2*127g, 2*371g</text:span></text:p>
      <text:p text:style-name="P54"><text:span text:style-name="T18">80g -&gt; 84g</text:span></text:p>
      <text:p text:style-name="P54"><text:span text:style-name="T18">Rechts: 3*127g, 4*371g</text:span></text:p>
      <text:p text:style-name="P54"><text:span text:style-name="T18">Links: </text:span></text:p>
      <text:p text:style-name="P54"><text:span text:style-name="T18">90g -&gt; 93g</text:span></text:p>
      <text:p text:style-name="P54"><text:soft-page-break/><text:span text:style-name="T18">Rechts: 1*2000g</text:span></text:p>
      <text:p text:style-name="P54"><text:span text:style-name="T18">Links: 3*42g</text:span></text:p>
      <text:p text:style-name="P54"><text:span text:style-name="T18">100g -&gt; 100g</text:span></text:p>
      <text:p text:style-name="P54"><text:span text:style-name="T18">Rechts: 2*371g</text:span></text:p>
      <text:p text:style-name="P54"><text:span text:style-name="T18">Links: 1*42g, 3*127g, 1*2000g</text:span></text:p>
      <text:p text:style-name="P54"><text:span text:style-name="T18">110g -&gt; 110g</text:span></text:p>
      <text:p text:style-name="P54"><text:span text:style-name="T18">Rechts: 1*371g</text:span></text:p>
      <text:p text:style-name="P54"><text:span text:style-name="T18">Links: 1*42g, 1*2000g</text:span></text:p>
      <text:p text:style-name="P54"><text:span text:style-name="T18">120g -&gt; 118g</text:span></text:p>
      <text:p text:style-name="P54"><text:span text:style-name="T18">Rechts: 2*42g, 2*127g, 4*371g</text:span></text:p>
      <text:p text:style-name="P54"><text:span text:style-name="T18">Links: </text:span></text:p>
      <text:p text:style-name="P54"><text:span text:style-name="T18">130g -&gt; 128g</text:span></text:p>
      <text:p text:style-name="P54"><text:span text:style-name="T18">Rechts: </text:span></text:p>
      <text:p text:style-name="P54"><text:span text:style-name="T18">Links: 1*42g, 1*127g, 4*371g</text:span></text:p>
      <text:p text:style-name="P54"><text:span text:style-name="T18">140g -&gt; 141g</text:span></text:p>
      <text:p text:style-name="P54"><text:span text:style-name="T18">Rechts: 2*42g, 3*127g, 2*371g</text:span></text:p>
      <text:p text:style-name="P54"><text:span text:style-name="T18">Links: 1*2000g</text:span></text:p>
      <text:p text:style-name="P54"><text:span text:style-name="T18">150g -&gt; 151g</text:span></text:p>
      <text:p text:style-name="P54"><text:span text:style-name="T18">Rechts: 3*42g, 1*371g</text:span></text:p>
      <text:p text:style-name="P54"><text:span text:style-name="T18">Links: 1*127g, 1*2000g</text:span></text:p>
      <text:p text:style-name="P54"><text:span text:style-name="T18">160g -&gt; 160g</text:span></text:p>
      <text:p text:style-name="P54"><text:span text:style-name="T18">Rechts: 3*42g, 2*127g, 4*371g</text:span></text:p>
      <text:p text:style-name="P54"><text:span text:style-name="T18">Links: </text:span></text:p>
      <text:p text:style-name="P54"><text:span text:style-name="T18">170g -&gt; 170g</text:span></text:p>
      <text:p text:style-name="P54"><text:span text:style-name="T18">Rechts: </text:span></text:p>
      <text:p text:style-name="P54"><text:span text:style-name="T18">Links: 1*127g, 4*371g</text:span></text:p>
      <text:p text:style-name="P54"><text:span text:style-name="T18">180g -&gt; 178g</text:span></text:p>
      <text:p text:style-name="P54"><text:span text:style-name="T18">Rechts: 3*42g, 1*127g, 1*2000g</text:span></text:p>
      <text:p text:style-name="P54"><text:span text:style-name="T18">Links: 1*371g</text:span></text:p>
      <text:p text:style-name="P54"><text:span text:style-name="T18">190g -&gt; 188g</text:span></text:p>
      <text:p text:style-name="P54"><text:span text:style-name="T18">Rechts: 1*2000g</text:span></text:p>
      <text:p text:style-name="P54"><text:span text:style-name="T18">Links: 3*42g, 3*127g, 1*371g</text:span></text:p>
      <text:p text:style-name="P54"><text:span text:style-name="T18">200g -&gt; 201g</text:span></text:p>
      <text:p text:style-name="P54"><text:span text:style-name="T18">Rechts: 1*127g, 5*371g</text:span></text:p>
      <text:p text:style-name="P54"><text:span text:style-name="T18">Links: </text:span></text:p>
      <text:p text:style-name="P54"><text:span text:style-name="T18">210g -&gt; 211g</text:span></text:p>
      <text:p text:style-name="P54"><text:span text:style-name="T18">Rechts: 1*42g, 4*371g</text:span></text:p>
      <text:p text:style-name="P54"><text:span text:style-name="T18">Links: 3*127g</text:span></text:p>
      <text:p text:style-name="P54"><text:span text:style-name="T18">220g -&gt; 220g</text:span></text:p>
      <text:p text:style-name="P54"><text:span text:style-name="T18">Rechts: 1*127g, 1*2000g</text:span></text:p>
      <text:p text:style-name="P54"><text:span text:style-name="T18">Links: 3*42g</text:span></text:p>
      <text:p text:style-name="P54"><text:span text:style-name="T18">230g -&gt; 230g</text:span></text:p>
      <text:p text:style-name="P54"><text:span text:style-name="T18">Rechts: 1*2000g</text:span></text:p>
      <text:p text:style-name="P54"><text:span text:style-name="T18">Links: 2*42g, 3*127g, 1*371g</text:span></text:p>
      <text:p text:style-name="P54"><text:span text:style-name="T18">240g -&gt; 239g</text:span></text:p>
      <text:p text:style-name="P54"><text:span text:style-name="T18">Rechts: 1*42g, 1*2000g</text:span></text:p>
      <text:p text:style-name="P54"><text:span text:style-name="T18">Links: 1*127g, 2*371g</text:span></text:p>
      <text:p text:style-name="P54"><text:span text:style-name="T18">250g -&gt; 253g</text:span></text:p>
      <text:p text:style-name="P54"><text:span text:style-name="T18">Rechts: 2*42g, 4*371g</text:span></text:p>
      <text:p text:style-name="P54"><text:span text:style-name="T18">Links: 3*127g</text:span></text:p>
      <text:p text:style-name="P54"><text:span text:style-name="T18">260g -&gt; 261g</text:span></text:p>
      <text:p text:style-name="P54"><text:span text:style-name="T18">Rechts: 1*42g, 1*2000g</text:span></text:p>
      <text:p text:style-name="P54"><text:span text:style-name="T18">Links: </text:span></text:p>
      <text:p text:style-name="P54"><text:span text:style-name="T18">270g -&gt; 269g</text:span></text:p>
      <text:p text:style-name="P54"><text:span text:style-name="T18">Rechts: 2*371g</text:span></text:p>
      <text:p text:style-name="P54"><text:span text:style-name="T18">Links: 2*127g, 1*2000g</text:span></text:p>
      <text:p text:style-name="P54"><text:span text:style-name="T18">280g -&gt; 281g</text:span></text:p>
      <text:p text:style-name="P54"><text:span text:style-name="T18">Rechts: 2*42g, 1*2000g</text:span></text:p>
      <text:p text:style-name="P54"><text:soft-page-break/><text:span text:style-name="T18">Links: 1*127g, 2*371g</text:span></text:p>
      <text:p text:style-name="P54"><text:span text:style-name="T18">290g -&gt; 287g</text:span></text:p>
      <text:p text:style-name="P54"><text:span text:style-name="T18">Rechts: 3*42g, 3*127g, 4*371g</text:span></text:p>
      <text:p text:style-name="P54"><text:span text:style-name="T18">Links: </text:span></text:p>
      <text:p text:style-name="P54"><text:span text:style-name="T18">300g -&gt; 297g</text:span></text:p>
      <text:p text:style-name="P54"><text:span text:style-name="T18">Rechts: </text:span></text:p>
      <text:p text:style-name="P54"><text:span text:style-name="T18">Links: 4*371g</text:span></text:p>
      <text:p text:style-name="P54"><text:span text:style-name="T18">310g -&gt; 310g</text:span></text:p>
      <text:p text:style-name="P54"><text:span text:style-name="T18">Rechts: 3*371g</text:span></text:p>
      <text:p text:style-name="P54"><text:span text:style-name="T18">Links: 3*42g, 3*127g, 1*2000g</text:span></text:p>
      <text:p text:style-name="P54"><text:span text:style-name="T18">320g -&gt; 320g</text:span></text:p>
      <text:p text:style-name="P54"><text:span text:style-name="T18">Rechts: 2*371g</text:span></text:p>
      <text:p text:style-name="P54"><text:span text:style-name="T18">Links: 3*42g, 1*2000g</text:span></text:p>
      <text:p text:style-name="P54"><text:span text:style-name="T18">330g -&gt; 329g</text:span></text:p>
      <text:p text:style-name="P54"><text:span text:style-name="T18">Rechts: 3*127g, 5*371g</text:span></text:p>
      <text:p text:style-name="P54"><text:span text:style-name="T18">Links: 3*42g</text:span></text:p>
      <text:p text:style-name="P54"><text:span text:style-name="T18">340g -&gt; 339g</text:span></text:p>
      <text:p text:style-name="P54"><text:span text:style-name="T18">Rechts: 1*42g</text:span></text:p>
      <text:p text:style-name="P54"><text:span text:style-name="T18">Links: 4*371g</text:span></text:p>
      <text:p text:style-name="P54"><text:span text:style-name="T18">350g -&gt; 352g</text:span></text:p>
      <text:p text:style-name="P54"><text:span text:style-name="T18">Rechts: 3*371g</text:span></text:p>
      <text:p text:style-name="P54"><text:span text:style-name="T18">Links: 2*42g, 3*127g, 1*2000g</text:span></text:p>
      <text:p text:style-name="P54"><text:span text:style-name="T18">360g -&gt; 361g</text:span></text:p>
      <text:p text:style-name="P54"><text:span text:style-name="T18">Rechts: 6*371g</text:span></text:p>
      <text:p text:style-name="P54"><text:span text:style-name="T18">Links: 2*42g</text:span></text:p>
      <text:p text:style-name="P54"><text:span text:style-name="T18">370g -&gt; 370g</text:span></text:p>
      <text:p text:style-name="P54"><text:span text:style-name="T18">Rechts: 1*42g, 2*127g, 5*371g</text:span></text:p>
      <text:p text:style-name="P54"><text:span text:style-name="T18">Links: </text:span></text:p>
      <text:p text:style-name="P54"><text:span text:style-name="T18">380g -&gt; 380g</text:span></text:p>
      <text:p text:style-name="P54"><text:span text:style-name="T18">Rechts: 2*42g, 4*371g</text:span></text:p>
      <text:p text:style-name="P54"><text:span text:style-name="T18">Links: 2*127g</text:span></text:p>
      <text:p text:style-name="P54"><text:span text:style-name="T18">390g -&gt; 390g</text:span></text:p>
      <text:p text:style-name="P54"><text:span text:style-name="T18">Rechts: 2*42g, 3*127g, 1*2000g</text:span></text:p>
      <text:p text:style-name="P54"><text:span text:style-name="T18">Links: 1*371g</text:span></text:p>
      <text:p text:style-name="P54"><text:span text:style-name="T18">400g -&gt; 400g</text:span></text:p>
      <text:p text:style-name="P54"><text:span text:style-name="T18">Rechts: 3*42g, 1*2000g</text:span></text:p>
      <text:p text:style-name="P54"><text:span text:style-name="T18">Links: 1*127g, 2*371g</text:span></text:p>
      <text:p text:style-name="P54"><text:span text:style-name="T18">410g -&gt; 413g</text:span></text:p>
      <text:p text:style-name="P54"><text:span text:style-name="T18">Rechts: 3*127g, 5*371g</text:span></text:p>
      <text:p text:style-name="P54"><text:span text:style-name="T18">Links: 1*42g</text:span></text:p>
      <text:p text:style-name="P54"><text:span text:style-name="T18">420g -&gt; 422g</text:span></text:p>
      <text:p text:style-name="P54"><text:span text:style-name="T18">Rechts: 3*42g, 1*2000g</text:span></text:p>
      <text:p text:style-name="P54"><text:span text:style-name="T18">Links: </text:span></text:p>
      <text:p text:style-name="P54"><text:span text:style-name="T18">430g -&gt; 431g</text:span></text:p>
      <text:p text:style-name="P54"><text:span text:style-name="T18">Rechts: 2*127g, 1*2000g</text:span></text:p>
      <text:p text:style-name="P54"><text:span text:style-name="T18">Links: 1*42g</text:span></text:p>
      <text:p text:style-name="P54"><text:span text:style-name="T18">440g -&gt; 441g</text:span></text:p>
      <text:p text:style-name="P54"><text:span text:style-name="T18">Rechts: 1*2000g</text:span></text:p>
      <text:p text:style-name="P54"><text:span text:style-name="T18">Links: 2*127g, 1*371g</text:span></text:p>
      <text:p text:style-name="P54"><text:span text:style-name="T18">450g -&gt; 446g</text:span></text:p>
      <text:p text:style-name="P54"><text:span text:style-name="T18">Rechts: 1*127g, 6*371g</text:span></text:p>
      <text:p text:style-name="P54"><text:span text:style-name="T18">Links: 3*42g</text:span></text:p>
      <text:p text:style-name="P54"><text:span text:style-name="T18">460g -&gt; 456g</text:span></text:p>
      <text:p text:style-name="P54"><text:span text:style-name="T18">Rechts: 5*371g</text:span></text:p>
      <text:p text:style-name="P54"><text:span text:style-name="T18">Links: 2*42g, 3*127g</text:span></text:p>
      <text:p text:style-name="P54"><text:span text:style-name="T18">470g -&gt; 473g</text:span></text:p>
      <text:p text:style-name="P54"><text:span text:style-name="T18">Rechts: 2*127g, 1*2000g</text:span></text:p>
      <text:p text:style-name="P54"><text:span text:style-name="T18">Links: </text:span></text:p>
      <text:p text:style-name="P54"><text:soft-page-break/><text:span text:style-name="T18">480g -&gt; 480g</text:span></text:p>
      <text:p text:style-name="P54"><text:span text:style-name="T18">Rechts: 2*42g, 2*371g</text:span></text:p>
      <text:p text:style-name="P54"><text:span text:style-name="T18">Links: 1*127g, 1*2000g</text:span></text:p>
      <text:p text:style-name="P54"><text:span text:style-name="T18">490g -&gt; 489g</text:span></text:p>
      <text:p text:style-name="P54"><text:span text:style-name="T18">Rechts: 2*42g, 2*127g, 5*371g</text:span></text:p>
      <text:p text:style-name="P54"><text:span text:style-name="T18">Links: </text:span></text:p>
      <text:p text:style-name="P54"><text:span text:style-name="T18">500g -&gt; 499g</text:span></text:p>
      <text:p text:style-name="P54"><text:span text:style-name="T18">Rechts: 3*42g, 4*371g</text:span></text:p>
      <text:p text:style-name="P36">Links: 2*127g</text:p>
      <text:p text:style-name="P36"/>
      <text:p text:style-name="P38"><text:span text:style-name="T53">[...]</text:span></text:p>
      <text:p text:style-name="P37"/>
      <text:p text:style-name="P37">9500g -&gt; 9501g</text:p>
      <text:p text:style-name="P54"><text:span text:style-name="T18">Rechts: 1*42g, 1*127g, 3*371g, 5*2000g</text:span></text:p>
      <text:p text:style-name="P54"><text:span text:style-name="T18">Links: </text:span></text:p>
      <text:p text:style-name="P54"><text:span text:style-name="T18">9510g -&gt; 9511g</text:span></text:p>
      <text:p text:style-name="P54"><text:span text:style-name="T18">Rechts: 2*42g, 2*371g, 5*2000g</text:span></text:p>
      <text:p text:style-name="P54"><text:span text:style-name="T18">Links: 3*127g</text:span></text:p>
      <text:p text:style-name="P54"><text:span text:style-name="T18">9520g -&gt; 9517g</text:span></text:p>
      <text:p text:style-name="P54"><text:span text:style-name="T18">Rechts: 3*42g, 1*127g, 5*2000g</text:span></text:p>
      <text:p text:style-name="P54"><text:span text:style-name="T18">Links: 5*371g</text:span></text:p>
      <text:p text:style-name="P54"><text:span text:style-name="T18">9530g -&gt; 9527g</text:span></text:p>
      <text:p text:style-name="P54"><text:span text:style-name="T18">Rechts: 5*2000g</text:span></text:p>
      <text:p text:style-name="P54"><text:span text:style-name="T18">Links: 3*42g, 3*127g, 5*371g</text:span></text:p>
      <text:p text:style-name="P54"><text:span text:style-name="T18">9540g -&gt; 9536g</text:span></text:p>
      <text:p text:style-name="P54"><text:span text:style-name="T18">Rechts: 5*2000g</text:span></text:p>
      <text:p text:style-name="P54"><text:span text:style-name="T18">Links: 1*127g, 6*371g</text:span></text:p>
      <text:p text:style-name="P54"><text:span text:style-name="T18">9550g -&gt; 9554g</text:span></text:p>
      <text:p text:style-name="P54"><text:span text:style-name="T18">Rechts: 2*371g, 5*2000g</text:span></text:p>
      <text:p text:style-name="P54"><text:span text:style-name="T18">Links: 2*127g</text:span></text:p>
      <text:p text:style-name="P54"><text:span text:style-name="T18">9560g -&gt; 9559g</text:span></text:p>
      <text:p text:style-name="P54"><text:span text:style-name="T18">Rechts: 1*127g, 5*2000g</text:span></text:p>
      <text:p text:style-name="P54"><text:span text:style-name="T18">Links: 3*42g, 4*371g</text:span></text:p>
      <text:p text:style-name="P54"><text:span text:style-name="T18">9570g -&gt; 9569g</text:span></text:p>
      <text:p text:style-name="P54"><text:span text:style-name="T18">Rechts: 5*2000g</text:span></text:p>
      <text:p text:style-name="P54"><text:span text:style-name="T18">Links: 2*42g, 3*127g, 5*371g</text:span></text:p>
      <text:p text:style-name="P54"><text:span text:style-name="T18">9580g -&gt; 9578g</text:span></text:p>
      <text:p text:style-name="P54"><text:span text:style-name="T18">Rechts: 1*42g, 5*2000g</text:span></text:p>
      <text:p text:style-name="P54"><text:span text:style-name="T18">Links: 1*127g, 6*371g</text:span></text:p>
      <text:p text:style-name="P54"><text:span text:style-name="T18">9590g -&gt; 9587g</text:span></text:p>
      <text:p text:style-name="P54"><text:span text:style-name="T18">Rechts: 3*127g, 3*371g, 5*2000g</text:span></text:p>
      <text:p text:style-name="P54"><text:span text:style-name="T18">Links: 3*42g</text:span></text:p>
      <text:p text:style-name="P54"><text:span text:style-name="T18">9600g -&gt; 9600g</text:span></text:p>
      <text:p text:style-name="P54"><text:span text:style-name="T18">Rechts: 1*42g, 5*2000g</text:span></text:p>
      <text:p text:style-name="P54"><text:span text:style-name="T18">Links: 4*371g</text:span></text:p>
      <text:p text:style-name="P54"><text:span text:style-name="T18">9610g -&gt; 9610g</text:span></text:p>
      <text:p text:style-name="P54"><text:span text:style-name="T18">Rechts: 1*42g, 3*127g, 5*2000g</text:span></text:p>
      <text:p text:style-name="P54"><text:span text:style-name="T18">Links: 5*371g</text:span></text:p>
      <text:p text:style-name="P54"><text:span text:style-name="T18">9620g -&gt; 9620g</text:span></text:p>
      <text:p text:style-name="P54"><text:span text:style-name="T18">Rechts: 2*42g, 1*127g, 3*371g, 5*2000g</text:span></text:p>
      <text:p text:style-name="P54"><text:span text:style-name="T18">Links: </text:span></text:p>
      <text:p text:style-name="P54"><text:span text:style-name="T18">9630g -&gt; 9630g</text:span></text:p>
      <text:p text:style-name="P54"><text:span text:style-name="T18">Rechts: 3*42g, 2*371g, 5*2000g</text:span></text:p>
      <text:p text:style-name="P54"><text:span text:style-name="T18">Links: 3*127g</text:span></text:p>
      <text:p text:style-name="P54"><text:span text:style-name="T18">9640g -&gt; 9639g</text:span></text:p>
      <text:p text:style-name="P54"><text:span text:style-name="T18">Rechts: 2*371g, 5*2000g</text:span></text:p>
      <text:p text:style-name="P54"><text:span text:style-name="T18">Links: 1*42g, 1*127g</text:span></text:p>
      <text:p text:style-name="P54"><text:span text:style-name="T18">9650g -&gt; 9653g</text:span></text:p>
      <text:p text:style-name="P54"><text:soft-page-break/><text:span text:style-name="T18">Rechts: 5*2000g</text:span></text:p>
      <text:p text:style-name="P54"><text:span text:style-name="T18">Links: 3*127g, 5*371g</text:span></text:p>
      <text:p text:style-name="P54"><text:span text:style-name="T18">9660g -&gt; 9661g</text:span></text:p>
      <text:p text:style-name="P54"><text:span text:style-name="T18">Rechts: 4*371g, 5*2000g</text:span></text:p>
      <text:p text:style-name="P54"><text:span text:style-name="T18">Links: 1*42g</text:span></text:p>
      <text:p text:style-name="P54"><text:span text:style-name="T18">9670g -&gt; 9671g</text:span></text:p>
      <text:p text:style-name="P54"><text:span text:style-name="T18">Rechts: 3*127g, 3*371g, 5*2000g</text:span></text:p>
      <text:p text:style-name="P54"><text:span text:style-name="T18">Links: 1*42g</text:span></text:p>
      <text:p text:style-name="P54"><text:span text:style-name="T18">9680g -&gt; 9681g</text:span></text:p>
      <text:p text:style-name="P54"><text:span text:style-name="T18">Rechts: 2*371g, 5*2000g</text:span></text:p>
      <text:p text:style-name="P54"><text:span text:style-name="T18">Links: 1*127g</text:span></text:p>
      <text:p text:style-name="P54"><text:span text:style-name="T18">9690g -&gt; 9686g</text:span></text:p>
      <text:p text:style-name="P54"><text:span text:style-name="T18">Rechts: 2*127g, 5*2000g</text:span></text:p>
      <text:p text:style-name="P54"><text:span text:style-name="T18">Links: 3*42g, 4*371g</text:span></text:p>
      <text:p text:style-name="P54"><text:span text:style-name="T18">9700g -&gt; 9703g</text:span></text:p>
      <text:p text:style-name="P54"><text:span text:style-name="T18">Rechts: 4*371g, 5*2000g</text:span></text:p>
      <text:p text:style-name="P54"><text:span text:style-name="T18">Links: </text:span></text:p>
      <text:p text:style-name="P54"><text:span text:style-name="T18">9710g -&gt; 9713g</text:span></text:p>
      <text:p text:style-name="P54"><text:span text:style-name="T18">Rechts: 3*127g, 3*371g, 5*2000g</text:span></text:p>
      <text:p text:style-name="P54"><text:span text:style-name="T18">Links: </text:span></text:p>
      <text:p text:style-name="P54"><text:span text:style-name="T18">9720g -&gt; 9719g</text:span></text:p>
      <text:p text:style-name="P54"><text:span text:style-name="T18">Rechts: 2*42g, 5*2000g</text:span></text:p>
      <text:p text:style-name="P54"><text:span text:style-name="T18">Links: 4*371g</text:span></text:p>
      <text:p text:style-name="P54"><text:span text:style-name="T18">9730g -&gt; 9729g</text:span></text:p>
      <text:p text:style-name="P54"><text:span text:style-name="T18">Rechts: 2*42g, 3*127g, 5*2000g</text:span></text:p>
      <text:p text:style-name="P54"><text:span text:style-name="T18">Links: 5*371g</text:span></text:p>
      <text:p text:style-name="P54"><text:span text:style-name="T18">9740g -&gt; 9739g</text:span></text:p>
      <text:p text:style-name="P54"><text:span text:style-name="T18">Rechts: 3*42g, 5*2000g</text:span></text:p>
      <text:p text:style-name="P54"><text:span text:style-name="T18">Links: 1*127g, 6*371g</text:span></text:p>
      <text:p text:style-name="P54"><text:span text:style-name="T18">9750g -&gt; 9747g</text:span></text:p>
      <text:p text:style-name="P54"><text:span text:style-name="T18">Rechts: 2*42g, 2*127g, 3*371g, 5*2000g</text:span></text:p>
      <text:p text:style-name="P54"><text:span text:style-name="T18">Links: </text:span></text:p>
      <text:p text:style-name="P54"><text:span text:style-name="T18">9760g -&gt; 9761g</text:span></text:p>
      <text:p text:style-name="P54"><text:span text:style-name="T18">Rechts: 3*42g, 5*2000g</text:span></text:p>
      <text:p text:style-name="P54"><text:span text:style-name="T18">Links: 4*371g</text:span></text:p>
      <text:p text:style-name="P54"><text:span text:style-name="T18">9770g -&gt; 9770g</text:span></text:p>
      <text:p text:style-name="P54"><text:span text:style-name="T18">Rechts: 2*127g, 5*2000g</text:span></text:p>
      <text:p text:style-name="P54"><text:span text:style-name="T18">Links: 1*42g, 4*371g</text:span></text:p>
      <text:p text:style-name="P54"><text:span text:style-name="T18">9780g -&gt; 9780g</text:span></text:p>
      <text:p text:style-name="P54"><text:span text:style-name="T18">Rechts: 5*2000g</text:span></text:p>
      <text:p text:style-name="P54"><text:span text:style-name="T18">Links: 2*127g, 5*371g</text:span></text:p>
      <text:p text:style-name="P54"><text:span text:style-name="T18">9790g -&gt; 9789g</text:span></text:p>
      <text:p text:style-name="P54"><text:span text:style-name="T18">Rechts: 3*42g, 2*127g, 3*371g, 5*2000g</text:span></text:p>
      <text:p text:style-name="P54"><text:span text:style-name="T18">Links: </text:span></text:p>
      <text:p text:style-name="P54"><text:span text:style-name="T18">9800g -&gt; 9799g</text:span></text:p>
      <text:p text:style-name="P54"><text:span text:style-name="T18">Rechts: 3*371g, 5*2000g</text:span></text:p>
      <text:p text:style-name="P54"><text:span text:style-name="T18">Links: 3*42g, 2*127g</text:span></text:p>
      <text:p text:style-name="P54"><text:span text:style-name="T18">9810g -&gt; 9812g</text:span></text:p>
      <text:p text:style-name="P54"><text:span text:style-name="T18">Rechts: 2*127g, 5*2000g</text:span></text:p>
      <text:p text:style-name="P54"><text:span text:style-name="T18">Links: 4*371g</text:span></text:p>
      <text:p text:style-name="P54"><text:span text:style-name="T18">9820g -&gt; 9822g</text:span></text:p>
      <text:p text:style-name="P54"><text:span text:style-name="T18">Rechts: 1*42g, 5*2000g</text:span></text:p>
      <text:p text:style-name="P54"><text:span text:style-name="T18">Links: 2*127g, 5*371g</text:span></text:p>
      <text:p text:style-name="P54"><text:span text:style-name="T18">9830g -&gt; 9830g</text:span></text:p>
      <text:p text:style-name="P54"><text:span text:style-name="T18">Rechts: 1*127g, 4*371g, 5*2000g</text:span></text:p>
      <text:p text:style-name="P54"><text:span text:style-name="T18">Links: </text:span></text:p>
      <text:p text:style-name="P54"><text:span text:style-name="T18">9840g -&gt; 9840g</text:span></text:p>
      <text:p text:style-name="P54"><text:span text:style-name="T18">Rechts: 1*42g, 3*371g, 5*2000g</text:span></text:p>
      <text:p text:style-name="P54"><text:soft-page-break/><text:span text:style-name="T18">Links: 3*127g</text:span></text:p>
      <text:p text:style-name="P54"><text:span text:style-name="T18">9850g -&gt; 9846g</text:span></text:p>
      <text:p text:style-name="P54"><text:span text:style-name="T18">Rechts: 2*42g, 1*127g, 5*2000g</text:span></text:p>
      <text:p text:style-name="P54"><text:span text:style-name="T18">Links: 4*371g</text:span></text:p>
      <text:p text:style-name="P54"><text:span text:style-name="T18">9860g -&gt; 9856g</text:span></text:p>
      <text:p text:style-name="P54"><text:span text:style-name="T18">Rechts: 3*42g, 5*2000g</text:span></text:p>
      <text:p text:style-name="P54"><text:span text:style-name="T18">Links: 3*127g, 5*371g</text:span></text:p>
      <text:p text:style-name="P54"><text:span text:style-name="T18">9870g -&gt; 9872g</text:span></text:p>
      <text:p text:style-name="P54"><text:span text:style-name="T18">Rechts: 1*42g, 1*127g, 4*371g, 5*2000g</text:span></text:p>
      <text:p text:style-name="P54"><text:span text:style-name="T18">Links: </text:span></text:p>
      <text:p text:style-name="P54"><text:span text:style-name="T18">9880g -&gt; 9882g</text:span></text:p>
      <text:p text:style-name="P54"><text:span text:style-name="T18">Rechts: 2*42g, 3*371g, 5*2000g</text:span></text:p>
      <text:p text:style-name="P54"><text:span text:style-name="T18">Links: 3*127g</text:span></text:p>
      <text:p text:style-name="P54"><text:span text:style-name="T18">9890g -&gt; 9888g</text:span></text:p>
      <text:p text:style-name="P54"><text:span text:style-name="T18">Rechts: 3*42g, 1*127g, 5*2000g</text:span></text:p>
      <text:p text:style-name="P54"><text:span text:style-name="T18">Links: 4*371g</text:span></text:p>
      <text:p text:style-name="P54"><text:span text:style-name="T18">9900g -&gt; 9898g</text:span></text:p>
      <text:p text:style-name="P54"><text:span text:style-name="T18">Rechts: 5*2000g</text:span></text:p>
      <text:p text:style-name="P54"><text:span text:style-name="T18">Links: 3*42g, 3*127g, 4*371g</text:span></text:p>
      <text:p text:style-name="P54"><text:span text:style-name="T18">9910g -&gt; 9907g</text:span></text:p>
      <text:p text:style-name="P54"><text:span text:style-name="T18">Rechts: 5*2000g</text:span></text:p>
      <text:p text:style-name="P54"><text:span text:style-name="T18">Links: 1*127g, 5*371g</text:span></text:p>
      <text:p text:style-name="P54"><text:span text:style-name="T18">9920g -&gt; 9916g</text:span></text:p>
      <text:p text:style-name="P54"><text:span text:style-name="T18">Rechts: 3*42g, 3*127g, 3*371g, 5*2000g</text:span></text:p>
      <text:p text:style-name="P54"><text:span text:style-name="T18">Links: </text:span></text:p>
      <text:p text:style-name="P54"><text:span text:style-name="T18">9930g -&gt; 9930g</text:span></text:p>
      <text:p text:style-name="P54"><text:span text:style-name="T18">Rechts: 1*127g, 5*2000g</text:span></text:p>
      <text:p text:style-name="P54"><text:span text:style-name="T18">Links: 3*42g, 3*371g</text:span></text:p>
      <text:p text:style-name="P54"><text:span text:style-name="T18">9940g -&gt; 9940g</text:span></text:p>
      <text:p text:style-name="P54"><text:span text:style-name="T18">Rechts: 5*2000g</text:span></text:p>
      <text:p text:style-name="P54"><text:span text:style-name="T18">Links: 2*42g, 3*127g, 4*371g</text:span></text:p>
      <text:p text:style-name="P54"><text:span text:style-name="T18">9950g -&gt; 9949g</text:span></text:p>
      <text:p text:style-name="P54"><text:span text:style-name="T18">Rechts: 1*42g, 5*2000g</text:span></text:p>
      <text:p text:style-name="P54"><text:span text:style-name="T18">Links: 1*127g, 5*371g</text:span></text:p>
      <text:p text:style-name="P54"><text:span text:style-name="T18">9960g -&gt; 9958g</text:span></text:p>
      <text:p text:style-name="P54"><text:span text:style-name="T18">Rechts: 3*127g, 4*371g, 5*2000g</text:span></text:p>
      <text:p text:style-name="P54"><text:span text:style-name="T18">Links: 3*42g</text:span></text:p>
      <text:p text:style-name="P54"><text:span text:style-name="T18">9970g -&gt; 9971g</text:span></text:p>
      <text:p text:style-name="P54"><text:span text:style-name="T18">Rechts: 1*42g, 5*2000g</text:span></text:p>
      <text:p text:style-name="P54"><text:span text:style-name="T18">Links: 3*371g</text:span></text:p>
      <text:p text:style-name="P54"><text:span text:style-name="T18">9980g -&gt; 9981g</text:span></text:p>
      <text:p text:style-name="P54"><text:span text:style-name="T18">Rechts: 1*42g, 3*127g, 5*2000g</text:span></text:p>
      <text:p text:style-name="P54"><text:span text:style-name="T18">Links: 4*371g</text:span></text:p>
      <text:p text:style-name="P54"><text:span text:style-name="T18">9990g -&gt; 9990g</text:span></text:p>
      <text:p text:style-name="P54"><text:span text:style-name="T18">Rechts: 5*371g, 5*2000g</text:span></text:p>
      <text:p text:style-name="P54"><text:span text:style-name="T18">Links: 2*42g</text:span></text:p>
      <text:p text:style-name="P54"><text:span text:style-name="T18">10000g -&gt; 10000g</text:span></text:p>
      <text:p text:style-name="P54"><text:span text:style-name="T18">Rechts: 3*127g, 4*371g, 5*2000g</text:span></text:p>
      <text:p text:style-name="P37">Links: 2*42g</text:p>
      <text:p text:style-name="P9"/>
      <text:p text:style-name="P11"><text:span text:style-name="T28">H</text:span><text:span text:style-name="T27">ier sieht man </text:span><text:span text:style-name="T29">jetzt, dass die 20g nicht genau erreicht werden können und das Programm deshalb die Verteilung für 19g angibt, das 19g am nähst möglichen an 20g liegt.</text:span></text:p>
      <text:p text:style-name="P42"><text:span text:style-name="T25"/></text:p>
      <text:p text:style-name="P48"><text:span text:style-name="T30">Bei </text:span><text:span text:style-name="T31">Gewichtsstücke </text:span><text:span text:style-name="T34">5</text:span><text:span text:style-name="T30"> erzeugt das Programm folgende Ausgabe:</text:span></text:p>
      <text:p text:style-name="P48"><text:span text:style-name="T30"/></text:p>
      <text:p text:style-name="P45"><text:span text:style-name="T24">10g -&gt; 11g</text:span></text:p>
      <text:p text:style-name="P54"><text:soft-page-break/><text:span text:style-name="T18">Rechts: 1*99480g, 1*599761g, 1*4497786g, 1*1499171g, 4*10499654g, 1*41999427g, 3*94499810g, 1*283501867g, 3*661499326g, 1*1984505261g</text:span></text:p>
      <text:p text:style-name="P54"><text:span text:style-name="T18">Links: </text:span></text:p>
      <text:p text:style-name="P54"><text:span text:style-name="T18">20g -&gt; 20g</text:span></text:p>
      <text:p text:style-name="P54"><text:span text:style-name="T18">Rechts: 1*11g, 1*599761g, 1*4497786g, 1*1499171g, 4*10499654g, 1*41999427g, 3*94499810g, 1*283501867g, 3*661499326g, 1*1984505261g</text:span></text:p>
      <text:p text:style-name="P54"><text:span text:style-name="T18">Links: 1*99480g</text:span></text:p>
      <text:p text:style-name="P54"><text:span text:style-name="T18">30g -&gt; 31g</text:span></text:p>
      <text:p text:style-name="P54"><text:span text:style-name="T18">Rechts: 1*11g, 1*599761g, 1*4497786g, 1*1499171g, 4*10499654g, 1*41999427g, 3*94499810g, 1*283501867g, 3*661499326g, 1*1984505261g</text:span></text:p>
      <text:p text:style-name="P54"><text:span text:style-name="T18">Links: </text:span></text:p>
      <text:p text:style-name="P54"><text:span text:style-name="T18">40g -&gt; 42g</text:span></text:p>
      <text:p text:style-name="P54"><text:span text:style-name="T18">Rechts: 1*11g, 1*99480g, 1*599761g, 1*4497786g, 1*1499171g, 4*10499654g, 1*41999427g, 3*94499810g, 1*283501867g, 3*661499326g, 1*1984505261g</text:span></text:p>
      <text:p text:style-name="P54"><text:span text:style-name="T18">Links: </text:span></text:p>
      <text:p text:style-name="P54"><text:span text:style-name="T18">50g -&gt; 47g</text:span></text:p>
      <text:p text:style-name="P54"><text:span text:style-name="T18">Rechts: 1*99511g, 1*599761g, 1*4497786g, 1*1499171g, 4*10499654g, 1*41999427g, 3*94499810g, 1*283501867g, 3*661499326g, 1*1984505261g</text:span></text:p>
      <text:p text:style-name="P54"><text:span text:style-name="T18">Links: 1*11g, 1*99480g</text:span></text:p>
      <text:p text:style-name="P54"><text:span text:style-name="T18">60g -&gt; 58g</text:span></text:p>
      <text:p text:style-name="P54"><text:span text:style-name="T18">Rechts: 1*99511g, 1*599761g, 1*4497786g, 1*1499171g, 4*10499654g, 1*41999427g, 3*94499810g, 1*283501867g, 3*661499326g, 1*1984505261g</text:span></text:p>
      <text:p text:style-name="P54"><text:span text:style-name="T18">Links: 1*11g</text:span></text:p>
      <text:p text:style-name="P54"><text:span text:style-name="T18">70g -&gt; 69g</text:span></text:p>
      <text:p text:style-name="P54"><text:span text:style-name="T18">Rechts: 1*99480g, 1*99511g, 1*599761g, 1*4497786g, 1*1499171g, 4*10499654g, 1*41999427g, 3*94499810g, 1*283501867g, 3*661499326g, 1*1984505261g</text:span></text:p>
      <text:p text:style-name="P54"><text:span text:style-name="T18">Links: 1*11g</text:span></text:p>
      <text:p text:style-name="P54"><text:span text:style-name="T18">80g -&gt; 78g</text:span></text:p>
      <text:p text:style-name="P54"><text:span text:style-name="T18">Rechts: 1*99511g, 1*599761g, 1*4497786g, 1*1499171g, 4*10499654g, 1*41999427g, 3*94499810g, 1*283501867g, 3*661499326g, 1*1984505261g</text:span></text:p>
      <text:p text:style-name="P54"><text:span text:style-name="T18">Links: 1*99480g</text:span></text:p>
      <text:p text:style-name="P54"><text:span text:style-name="T18">90g -&gt; 89g</text:span></text:p>
      <text:p text:style-name="P54"><text:span text:style-name="T18">Rechts: 1*99511g, 1*599761g, 1*4497786g, 1*1499171g, 4*10499654g, 1*41999427g, 3*94499810g, 1*283501867g, 3*661499326g, 1*1984505261g</text:span></text:p>
      <text:p text:style-name="P54"><text:span text:style-name="T18">Links: </text:span></text:p>
      <text:p text:style-name="P54"><text:span text:style-name="T18">100g -&gt; 100g</text:span></text:p>
      <text:p text:style-name="P54"><text:span text:style-name="T18">Rechts: 1*99480g, 1*99511g, 1*599761g, 1*4497786g, 1*1499171g, 4*10499654g, 1*41999427g, 3*94499810g, 1*283501867g, 3*661499326g, 1*1984505261g</text:span></text:p>
      <text:p text:style-name="P54"><text:span text:style-name="T18">Links: </text:span></text:p>
      <text:p text:style-name="P54"><text:span text:style-name="T18">110g -&gt; 109g</text:span></text:p>
      <text:p text:style-name="P54"><text:span text:style-name="T18">Rechts: 1*11g, 1*99511g, 1*599761g, 1*4497786g, 1*1499171g, 4*10499654g, 1*41999427g, 3*94499810g, 1*283501867g, 3*661499326g, 1*1984505261g</text:span></text:p>
      <text:p text:style-name="P54"><text:span text:style-name="T18">Links: 1*99480g</text:span></text:p>
      <text:p text:style-name="P54"><text:span text:style-name="T18">120g -&gt; 120g</text:span></text:p>
      <text:p text:style-name="P54"><text:span text:style-name="T18">Rechts: 1*11g, 1*99511g, 1*599761g, 1*4497786g, 1*1499171g, 4*10499654g, 1*41999427g, 3*94499810g, 1*283501867g, 3*661499326g, 1*1984505261g</text:span></text:p>
      <text:p text:style-name="P54"><text:span text:style-name="T18">Links: </text:span></text:p>
      <text:p text:style-name="P54"><text:span text:style-name="T18">130g -&gt; 131g</text:span></text:p>
      <text:p text:style-name="P54"><text:span text:style-name="T18">Rechts: 1*11g, 1*99480g, 1*99511g, 1*599761g, 1*4497786g, 1*1499171g, 4*10499654g, 1*41999427g, 3*94499810g, 1*283501867g, 3*661499326g, 1*1984505261g</text:span></text:p>
      <text:p text:style-name="P54"><text:span text:style-name="T18">Links: </text:span></text:p>
      <text:p text:style-name="P54"><text:span text:style-name="T18">140g -&gt; 139g</text:span></text:p>
      <text:p text:style-name="P54"><text:span text:style-name="T18">Rechts: 2*299836g, 3*4497786g, 1*1499171g, 4*10499654g, 1*41999427g, 3*94499810g, 1*283501867g, 3*661499326g, 1*1984505261g</text:span></text:p>
      <text:p text:style-name="P54"><text:span text:style-name="T18">Links: 1*11g, 1*99511g, 1*599761g</text:span></text:p>
      <text:p text:style-name="P54"><text:span text:style-name="T18">150g -&gt; 150g</text:span></text:p>
      <text:p text:style-name="P54"><text:span text:style-name="T18">Rechts: 1*99480g, 2*299836g, 3*4497786g, 1*1499171g, 4*10499654g, 1*41999427g, 3*94499810g, 1*283501867g, 3*661499326g, 1*1984505261g</text:span></text:p>
      <text:p text:style-name="P54"><text:soft-page-break/><text:span text:style-name="T18">Links: 1*11g, 1*99511g, 1*599761g</text:span></text:p>
      <text:p text:style-name="P54"><text:span text:style-name="T18">160g -&gt; 159g</text:span></text:p>
      <text:p text:style-name="P54"><text:span text:style-name="T18">Rechts: 2*299836g, 3*4497786g, 1*1499171g, 4*10499654g, 1*41999427g, 3*94499810g, 1*283501867g, 3*661499326g, 1*1984505261g</text:span></text:p>
      <text:p text:style-name="P54"><text:span text:style-name="T18">Links: 1*99480g, 1*99511g, 1*599761g</text:span></text:p>
      <text:p text:style-name="P54"><text:span text:style-name="T18">170g -&gt; 170g</text:span></text:p>
      <text:p text:style-name="P54"><text:span text:style-name="T18">Rechts: 2*299836g, 3*4497786g, 1*1499171g, 4*10499654g, 1*41999427g, 3*94499810g, 1*283501867g, 3*661499326g, 1*1984505261g</text:span></text:p>
      <text:p text:style-name="P54"><text:span text:style-name="T18">Links: 1*99511g, 1*599761g</text:span></text:p>
      <text:p text:style-name="P54"><text:span text:style-name="T18">180g -&gt; 181g</text:span></text:p>
      <text:p text:style-name="P54"><text:span text:style-name="T18">Rechts: 1*99480g, 2*299836g, 3*4497786g, 1*1499171g, 4*10499654g, 1*41999427g, 3*94499810g, 1*283501867g, 3*661499326g, 1*1984505261g</text:span></text:p>
      <text:p text:style-name="P54"><text:span text:style-name="T18">Links: 1*99511g, 1*599761g</text:span></text:p>
      <text:p text:style-name="P54"><text:span text:style-name="T18">190g -&gt; 190g</text:span></text:p>
      <text:p text:style-name="P54"><text:span text:style-name="T18">Rechts: 1*11g, 2*299836g, 3*4497786g, 1*1499171g, 4*10499654g, 1*41999427g, 3*94499810g, 1*283501867g, 3*661499326g, 1*1984505261g</text:span></text:p>
      <text:p text:style-name="P54"><text:span text:style-name="T18">Links: 1*99480g, 1*99511g, 1*599761g</text:span></text:p>
      <text:p text:style-name="P54"><text:span text:style-name="T18">200g -&gt; 201g</text:span></text:p>
      <text:p text:style-name="P54"><text:span text:style-name="T18">Rechts: 1*11g, 2*299836g, 3*4497786g, 1*1499171g, 4*10499654g, 1*41999427g, 3*94499810g, 1*283501867g, 3*661499326g, 1*1984505261g</text:span></text:p>
      <text:p text:style-name="P54"><text:span text:style-name="T18">Links: 1*99511g, 1*599761g</text:span></text:p>
      <text:p text:style-name="P54"><text:span text:style-name="T18">210g -&gt; 212g</text:span></text:p>
      <text:p text:style-name="P54"><text:span text:style-name="T18">Rechts: 1*11g, 1*99480g, 2*299836g, 3*4497786g, 1*1499171g, 4*10499654g, 1*41999427g, 3*94499810g, 1*283501867g, 3*661499326g, 1*1984505261g</text:span></text:p>
      <text:p text:style-name="P54"><text:span text:style-name="T18">Links: 1*99511g, 1*599761g</text:span></text:p>
      <text:p text:style-name="P54"><text:span text:style-name="T18">220g -&gt; 217g</text:span></text:p>
      <text:p text:style-name="P54"><text:span text:style-name="T18">Rechts: 2*299836g, 3*4497786g, 1*1499171g, 4*10499654g, 1*41999427g, 3*94499810g, 1*283501867g, 3*661499326g, 1*1984505261g</text:span></text:p>
      <text:p text:style-name="P54"><text:span text:style-name="T18">Links: 1*11g, 1*99480g, 1*599761g</text:span></text:p>
      <text:p text:style-name="P54"><text:span text:style-name="T18">230g -&gt; 228g</text:span></text:p>
      <text:p text:style-name="P54"><text:span text:style-name="T18">Rechts: 2*299836g, 3*4497786g, 1*1499171g, 4*10499654g, 1*41999427g, 3*94499810g, 1*283501867g, 3*661499326g, 1*1984505261g</text:span></text:p>
      <text:p text:style-name="P54"><text:span text:style-name="T18">Links: 1*11g, 1*599761g</text:span></text:p>
      <text:p text:style-name="P54"><text:span text:style-name="T18">240g -&gt; 239g</text:span></text:p>
      <text:p text:style-name="P54"><text:span text:style-name="T18">Rechts: 1*99480g, 2*299836g, 3*4497786g, 1*1499171g, 4*10499654g, 1*41999427g, 3*94499810g, 1*283501867g, 3*661499326g, 1*1984505261g</text:span></text:p>
      <text:p text:style-name="P54"><text:span text:style-name="T18">Links: 1*11g, 1*599761g</text:span></text:p>
      <text:p text:style-name="P54"><text:span text:style-name="T18">250g -&gt; 248g</text:span></text:p>
      <text:p text:style-name="P54"><text:span text:style-name="T18">Rechts: 2*299836g, 3*4497786g, 1*1499171g, 4*10499654g, 1*41999427g, 3*94499810g, 1*283501867g, 3*661499326g, 1*1984505261g</text:span></text:p>
      <text:p text:style-name="P54"><text:span text:style-name="T18">Links: 1*99480g, 1*599761g</text:span></text:p>
      <text:p text:style-name="P54"><text:span text:style-name="T18">260g -&gt; 259g</text:span></text:p>
      <text:p text:style-name="P54"><text:span text:style-name="T18">Rechts: 2*299836g, 3*4497786g, 1*1499171g, 4*10499654g, 1*41999427g, 3*94499810g, 1*283501867g, 3*661499326g, 1*1984505261g</text:span></text:p>
      <text:p text:style-name="P54"><text:span text:style-name="T18">Links: 1*599761g</text:span></text:p>
      <text:p text:style-name="P54"><text:span text:style-name="T18">270g -&gt; 270g</text:span></text:p>
      <text:p text:style-name="P54"><text:span text:style-name="T18">Rechts: 1*99480g, 2*299836g, 3*4497786g, 1*1499171g, 4*10499654g, 1*41999427g, 3*94499810g, 1*283501867g, 3*661499326g, 1*1984505261g</text:span></text:p>
      <text:p text:style-name="P54"><text:span text:style-name="T18">Links: 1*599761g</text:span></text:p>
      <text:p text:style-name="P54"><text:span text:style-name="T18">280g -&gt; 279g</text:span></text:p>
      <text:p text:style-name="P54"><text:span text:style-name="T18">Rechts: 1*11g, 2*299836g, 3*4497786g, 1*1499171g, 4*10499654g, 1*41999427g, 3*94499810g, 1*283501867g, 3*661499326g, 1*1984505261g</text:span></text:p>
      <text:p text:style-name="P54"><text:span text:style-name="T18">Links: 1*99480g, 1*599761g</text:span></text:p>
      <text:p text:style-name="P54"><text:span text:style-name="T18">290g -&gt; 290g</text:span></text:p>
      <text:p text:style-name="P54"><text:span text:style-name="T18">Rechts: 1*11g, 2*299836g, 3*4497786g, 1*1499171g, 4*10499654g, 1*41999427g, 3*94499810g, 1*283501867g, 3*661499326g, 1*1984505261g</text:span></text:p>
      <text:p text:style-name="P54"><text:span text:style-name="T18">Links: 1*599761g</text:span></text:p>
      <text:p text:style-name="P54"><text:span text:style-name="T18">300g -&gt; 301g</text:span></text:p>
      <text:p text:style-name="P54"><text:soft-page-break/><text:span text:style-name="T18">Rechts: 1*11g, 1*99480g, 2*299836g, 3*4497786g, 1*1499171g, 4*10499654g, 1*41999427g, 3*94499810g, 1*283501867g, 3*661499326g, 1*1984505261g</text:span></text:p>
      <text:p text:style-name="P54"><text:span text:style-name="T18">Links: 1*599761g</text:span></text:p>
      <text:p text:style-name="P54"><text:span text:style-name="T18">310g -&gt; 306g</text:span></text:p>
      <text:p text:style-name="P54"><text:span text:style-name="T18">Rechts: 1*99511g, 2*299836g, 3*4497786g, 1*1499171g, 4*10499654g, 1*41999427g, 3*94499810g, 1*283501867g, 3*661499326g, 1*1984505261g</text:span></text:p>
      <text:p text:style-name="P54"><text:span text:style-name="T18">Links: 1*11g, 1*99480g, 1*599761g</text:span></text:p>
      <text:p text:style-name="P54"><text:span text:style-name="T18">320g -&gt; 317g</text:span></text:p>
      <text:p text:style-name="P54"><text:span text:style-name="T18">Rechts: 1*99511g, 2*299836g, 3*4497786g, 1*1499171g, 4*10499654g, 1*41999427g, 3*94499810g, 1*283501867g, 3*661499326g, 1*1984505261g</text:span></text:p>
      <text:p text:style-name="P54"><text:span text:style-name="T18">Links: 1*11g, 1*599761g</text:span></text:p>
      <text:p text:style-name="P54"><text:span text:style-name="T18">330g -&gt; 328g</text:span></text:p>
      <text:p text:style-name="P54"><text:span text:style-name="T18">Rechts: 1*99480g, 1*99511g, 2*299836g, 3*4497786g, 1*1499171g, 4*10499654g, 1*41999427g, 3*94499810g, 1*283501867g, 3*661499326g, 1*1984505261g</text:span></text:p>
      <text:p text:style-name="P54"><text:span text:style-name="T18">Links: 1*11g, 1*599761g</text:span></text:p>
      <text:p text:style-name="P54"><text:span text:style-name="T18">340g -&gt; 337g</text:span></text:p>
      <text:p text:style-name="P54"><text:span text:style-name="T18">Rechts: 1*99511g, 2*299836g, 3*4497786g, 1*1499171g, 4*10499654g, 1*41999427g, 3*94499810g, 1*283501867g, 3*661499326g, 1*1984505261g</text:span></text:p>
      <text:p text:style-name="P54"><text:span text:style-name="T18">Links: 1*99480g, 1*599761g</text:span></text:p>
      <text:p text:style-name="P54"><text:span text:style-name="T18">350g -&gt; 348g</text:span></text:p>
      <text:p text:style-name="P54"><text:span text:style-name="T18">Rechts: 1*99511g, 2*299836g, 3*4497786g, 1*1499171g, 4*10499654g, 1*41999427g, 3*94499810g, 1*283501867g, 3*661499326g, 1*1984505261g</text:span></text:p>
      <text:p text:style-name="P54"><text:span text:style-name="T18">Links: 1*599761g</text:span></text:p>
      <text:p text:style-name="P54"><text:span text:style-name="T18">360g -&gt; 359g</text:span></text:p>
      <text:p text:style-name="P54"><text:span text:style-name="T18">Rechts: 1*99480g, 1*99511g, 2*299836g, 3*4497786g, 1*1499171g, 4*10499654g, 1*41999427g, 3*94499810g, 1*283501867g, 3*661499326g, 1*1984505261g</text:span></text:p>
      <text:p text:style-name="P54"><text:span text:style-name="T18">Links: 1*599761g</text:span></text:p>
      <text:p text:style-name="P54"><text:span text:style-name="T18">370g -&gt; 368g</text:span></text:p>
      <text:p text:style-name="P54"><text:span text:style-name="T18">Rechts: 1*11g, 1*99511g, 2*299836g, 3*4497786g, 1*1499171g, 4*10499654g, 1*41999427g, 3*94499810g, 1*283501867g, 3*661499326g, 1*1984505261g</text:span></text:p>
      <text:p text:style-name="P54"><text:span text:style-name="T18">Links: 1*99480g, 1*599761g</text:span></text:p>
      <text:p text:style-name="P54"><text:span text:style-name="T18">380g -&gt; 379g</text:span></text:p>
      <text:p text:style-name="P54"><text:span text:style-name="T18">Rechts: 1*11g, 1*99511g, 2*299836g, 3*4497786g, 1*1499171g, 4*10499654g, 1*41999427g, 3*94499810g, 1*283501867g, 3*661499326g, 1*1984505261g</text:span></text:p>
      <text:p text:style-name="P54"><text:span text:style-name="T18">Links: 1*599761g</text:span></text:p>
      <text:p text:style-name="P54"><text:span text:style-name="T18">390g -&gt; 390g</text:span></text:p>
      <text:p text:style-name="P54"><text:span text:style-name="T18">Rechts: 1*11g, 1*99480g, 1*99511g, 2*299836g, 3*4497786g, 1*1499171g, 4*10499654g, 1*41999427g, 3*94499810g, 1*283501867g, 3*661499326g, 1*1984505261g</text:span></text:p>
      <text:p text:style-name="P54"><text:span text:style-name="T18">Links: 1*599761g</text:span></text:p>
      <text:p text:style-name="P54"><text:span text:style-name="T18">400g -&gt; 390g</text:span></text:p>
      <text:p text:style-name="P54"><text:span text:style-name="T18">Rechts: 1*11g, 1*99480g, 1*99511g, 2*299836g, 3*4497786g, 1*1499171g, 4*10499654g, 1*41999427g, 3*94499810g, 1*283501867g, 3*661499326g, 1*1984505261g</text:span></text:p>
      <text:p text:style-name="P54"><text:span text:style-name="T18">Links: 1*599761g</text:span></text:p>
      <text:p text:style-name="P54"><text:span text:style-name="T18">410g -&gt; 390g</text:span></text:p>
      <text:p text:style-name="P54"><text:span text:style-name="T18">Rechts: 1*11g, 1*99480g, 1*99511g, 2*299836g, 3*4497786g, 1*1499171g, 4*10499654g, 1*41999427g, 3*94499810g, 1*283501867g, 3*661499326g, 1*1984505261g</text:span></text:p>
      <text:p text:style-name="P54"><text:span text:style-name="T18">Links: 1*599761g</text:span></text:p>
      <text:p text:style-name="P54"><text:span text:style-name="T18">420g -&gt; 390g</text:span></text:p>
      <text:p text:style-name="P54"><text:span text:style-name="T18">Rechts: 1*11g, 1*99480g, 1*99511g, 2*299836g, 3*4497786g, 1*1499171g, 4*10499654g, 1*41999427g, 3*94499810g, 1*283501867g, 3*661499326g, 1*1984505261g</text:span></text:p>
      <text:p text:style-name="P54"><text:span text:style-name="T18">Links: 1*599761g</text:span></text:p>
      <text:p text:style-name="P54"><text:span text:style-name="T18">430g -&gt; 390g</text:span></text:p>
      <text:p text:style-name="P54"><text:span text:style-name="T18">Rechts: 1*11g, 1*99480g, 1*99511g, 2*299836g, 3*4497786g, 1*1499171g, 4*10499654g, 1*41999427g, 3*94499810g, 1*283501867g, 3*661499326g, 1*1984505261g</text:span></text:p>
      <text:p text:style-name="P54"><text:span text:style-name="T18">Links: 1*599761g</text:span></text:p>
      <text:p text:style-name="P54"><text:span text:style-name="T18">440g -&gt; 390g</text:span></text:p>
      <text:p text:style-name="P54"><text:span text:style-name="T18">Rechts: 1*11g, 1*99480g, 1*99511g, 2*299836g, 3*4497786g, 1*1499171g, 4*10499654g, 1*41999427g, 3*94499810g, 1*283501867g, 3*661499326g, 1*1984505261g</text:span></text:p>
      <text:p text:style-name="P54"><text:soft-page-break/><text:span text:style-name="T18">Links: 1*599761g</text:span></text:p>
      <text:p text:style-name="P54"><text:span text:style-name="T18">450g -&gt; 390g</text:span></text:p>
      <text:p text:style-name="P54"><text:span text:style-name="T18">Rechts: 1*11g, 1*99480g, 1*99511g, 2*299836g, 3*4497786g, 1*1499171g, 4*10499654g, 1*41999427g, 3*94499810g, 1*283501867g, 3*661499326g, 1*1984505261g</text:span></text:p>
      <text:p text:style-name="P54"><text:span text:style-name="T18">Links: 1*599761g</text:span></text:p>
      <text:p text:style-name="P54"><text:span text:style-name="T18">460g -&gt; 390g</text:span></text:p>
      <text:p text:style-name="P54"><text:span text:style-name="T18">Rechts: 1*11g, 1*99480g, 1*99511g, 2*299836g, 3*4497786g, 1*1499171g, 4*10499654g, 1*41999427g, 3*94499810g, 1*283501867g, 3*661499326g, 1*1984505261g</text:span></text:p>
      <text:p text:style-name="P54"><text:span text:style-name="T18">Links: 1*599761g</text:span></text:p>
      <text:p text:style-name="P54"><text:span text:style-name="T18">470g -&gt; 390g</text:span></text:p>
      <text:p text:style-name="P54"><text:span text:style-name="T18">Rechts: 1*11g, 1*99480g, 1*99511g, 2*299836g, 3*4497786g, 1*1499171g, 4*10499654g, 1*41999427g, 3*94499810g, 1*283501867g, 3*661499326g, 1*1984505261g</text:span></text:p>
      <text:p text:style-name="P54"><text:span text:style-name="T18">Links: 1*599761g</text:span></text:p>
      <text:p text:style-name="P54"><text:span text:style-name="T18">480g -&gt; 390g</text:span></text:p>
      <text:p text:style-name="P54"><text:span text:style-name="T18">Rechts: 1*11g, 1*99480g, 1*99511g, 2*299836g, 3*4497786g, 1*1499171g, 4*10499654g, 1*41999427g, 3*94499810g, 1*283501867g, 3*661499326g, 1*1984505261g</text:span></text:p>
      <text:p text:style-name="P54"><text:span text:style-name="T18">Links: 1*599761g</text:span></text:p>
      <text:p text:style-name="P54"><text:span text:style-name="T18">490g -&gt; 390g</text:span></text:p>
      <text:p text:style-name="P54"><text:span text:style-name="T18">Rechts: 1*11g, 1*99480g, 1*99511g, 2*299836g, 3*4497786g, 1*1499171g, 4*10499654g, 1*41999427g, 3*94499810g, 1*283501867g, 3*661499326g, 1*1984505261g</text:span></text:p>
      <text:p text:style-name="P54"><text:span text:style-name="T18">Links: 1*599761g</text:span></text:p>
      <text:p text:style-name="P54"><text:span text:style-name="T18">500g -&gt; 390g</text:span></text:p>
      <text:p text:style-name="P54"><text:span text:style-name="T18">Rechts: 1*11g, 1*99480g, 1*99511g, 2*299836g, 3*4497786g, 1*1499171g, 4*10499654g, 1*41999427g, 3*94499810g, 1*283501867g, 3*661499326g, 1*1984505261g</text:span></text:p>
      <text:p text:style-name="P45"><text:span text:style-name="T18">Links: 1*599761g</text:span></text:p>
      <text:p text:style-name="P48"><text:span text:style-name="T30"/></text:p>
      <text:p text:style-name="P49"><text:span text:style-name="T26">[...]</text:span></text:p>
      <text:p text:style-name="P48"><text:span text:style-name="T30"/></text:p>
      <text:p text:style-name="P45"><text:span text:style-name="T24">9500g -&gt; 9503g</text:span></text:p>
      <text:p text:style-name="P54"><text:span text:style-name="T18">Rechts: 1*11g, 1*99480g, 2*299836g, 2*4497786g, 1*1499171g, 4*10499654g, 1*41999427g, 3*94499810g, 1*283501867g, 3*661499326g, 1*1984505261g</text:span></text:p>
      <text:p text:style-name="P54"><text:span text:style-name="T18">Links: </text:span></text:p>
      <text:p text:style-name="P54"><text:span text:style-name="T18">9510g -&gt; 9508g</text:span></text:p>
      <text:p text:style-name="P54"><text:span text:style-name="T18">Rechts: 1*99511g, 2*299836g, 2*4497786g, 1*1499171g, 4*10499654g, 1*41999427g, 3*94499810g, 1*283501867g, 3*661499326g, 1*1984505261g</text:span></text:p>
      <text:p text:style-name="P54"><text:span text:style-name="T18">Links: 1*11g, 1*99480g</text:span></text:p>
      <text:p text:style-name="P54"><text:span text:style-name="T18">9520g -&gt; 9519g</text:span></text:p>
      <text:p text:style-name="P54"><text:span text:style-name="T18">Rechts: 1*99511g, 2*299836g, 2*4497786g, 1*1499171g, 4*10499654g, 1*41999427g, 3*94499810g, 1*283501867g, 3*661499326g, 1*1984505261g</text:span></text:p>
      <text:p text:style-name="P54"><text:span text:style-name="T18">Links: 1*11g</text:span></text:p>
      <text:p text:style-name="P54"><text:span text:style-name="T18">9530g -&gt; 9530g</text:span></text:p>
      <text:p text:style-name="P54"><text:span text:style-name="T18">Rechts: 1*99480g, 1*99511g, 2*299836g, 2*4497786g, 1*1499171g, 4*10499654g, 1*41999427g, 3*94499810g, 1*283501867g, 3*661499326g, 1*1984505261g</text:span></text:p>
      <text:p text:style-name="P54"><text:span text:style-name="T18">Links: 1*11g</text:span></text:p>
      <text:p text:style-name="P54"><text:span text:style-name="T18">9540g -&gt; 9539g</text:span></text:p>
      <text:p text:style-name="P54"><text:span text:style-name="T18">Rechts: 1*99511g, 2*299836g, 2*4497786g, 1*1499171g, 4*10499654g, 1*41999427g, 3*94499810g, 1*283501867g, 3*661499326g, 1*1984505261g</text:span></text:p>
      <text:p text:style-name="P54"><text:span text:style-name="T18">Links: 1*99480g</text:span></text:p>
      <text:p text:style-name="P54"><text:span text:style-name="T18">9550g -&gt; 9550g</text:span></text:p>
      <text:p text:style-name="P54"><text:span text:style-name="T18">Rechts: 1*99511g, 2*299836g, 2*4497786g, 1*1499171g, 4*10499654g, 1*41999427g, 3*94499810g, 1*283501867g, 3*661499326g, 1*1984505261g</text:span></text:p>
      <text:p text:style-name="P54"><text:span text:style-name="T18">Links: </text:span></text:p>
      <text:p text:style-name="P54"><text:span text:style-name="T18">9560g -&gt; 9561g</text:span></text:p>
      <text:p text:style-name="P54"><text:span text:style-name="T18">Rechts: 1*99480g, 1*99511g, 2*299836g, 2*4497786g, 1*1499171g, 4*10499654g, 1*41999427g, 3*94499810g, 1*283501867g, 3*661499326g, 1*1984505261g</text:span></text:p>
      <text:p text:style-name="P54"><text:span text:style-name="T18">Links: </text:span></text:p>
      <text:p text:style-name="P54"><text:span text:style-name="T18">9570g -&gt; 9570g</text:span></text:p>
      <text:p text:style-name="P54"><text:soft-page-break/><text:span text:style-name="T18">Rechts: 1*11g, 1*99511g, 2*299836g, 2*4497786g, 1*1499171g, 4*10499654g, 1*41999427g, 3*94499810g, 1*283501867g, 3*661499326g, 1*1984505261g</text:span></text:p>
      <text:p text:style-name="P54"><text:span text:style-name="T18">Links: 1*99480g</text:span></text:p>
      <text:p text:style-name="P54"><text:span text:style-name="T18">9580g -&gt; 9581g</text:span></text:p>
      <text:p text:style-name="P54"><text:span text:style-name="T18">Rechts: 1*11g, 1*99511g, 2*299836g, 2*4497786g, 1*1499171g, 4*10499654g, 1*41999427g, 3*94499810g, 1*283501867g, 3*661499326g, 1*1984505261g</text:span></text:p>
      <text:p text:style-name="P54"><text:span text:style-name="T18">Links: </text:span></text:p>
      <text:p text:style-name="P54"><text:span text:style-name="T18">9590g -&gt; 9589g</text:span></text:p>
      <text:p text:style-name="P54"><text:span text:style-name="T18">Rechts: 1*299836g, 1*599761g, 3*4497786g, 1*1499171g, 4*10499654g, 1*41999427g, 3*94499810g, 1*283501867g, 3*661499326g, 1*1984505261g</text:span></text:p>
      <text:p text:style-name="P54"><text:span text:style-name="T18">Links: 1*11g, 1*99480g, 1*99511g</text:span></text:p>
      <text:p text:style-name="P54"><text:span text:style-name="T18">9600g -&gt; 9600g</text:span></text:p>
      <text:p text:style-name="P54"><text:span text:style-name="T18">Rechts: 1*299836g, 1*599761g, 3*4497786g, 1*1499171g, 4*10499654g, 1*41999427g, 3*94499810g, 1*283501867g, 3*661499326g, 1*1984505261g</text:span></text:p>
      <text:p text:style-name="P54"><text:span text:style-name="T18">Links: 1*11g, 1*99511g</text:span></text:p>
      <text:p text:style-name="P54"><text:span text:style-name="T18">9610g -&gt; 9611g</text:span></text:p>
      <text:p text:style-name="P54"><text:span text:style-name="T18">Rechts: 1*99480g, 1*299836g, 1*599761g, 3*4497786g, 1*1499171g, 4*10499654g, 1*41999427g, 3*94499810g, 1*283501867g, 3*661499326g, 1*1984505261g</text:span></text:p>
      <text:p text:style-name="P54"><text:span text:style-name="T18">Links: 1*11g, 1*99511g</text:span></text:p>
      <text:p text:style-name="P54"><text:span text:style-name="T18">9620g -&gt; 9620g</text:span></text:p>
      <text:p text:style-name="P54"><text:span text:style-name="T18">Rechts: 1*299836g, 1*599761g, 3*4497786g, 1*1499171g, 4*10499654g, 1*41999427g, 3*94499810g, 1*283501867g, 3*661499326g, 1*1984505261g</text:span></text:p>
      <text:p text:style-name="P54"><text:span text:style-name="T18">Links: 1*99480g, 1*99511g</text:span></text:p>
      <text:p text:style-name="P54"><text:span text:style-name="T18">9630g -&gt; 9631g</text:span></text:p>
      <text:p text:style-name="P54"><text:span text:style-name="T18">Rechts: 1*299836g, 1*599761g, 3*4497786g, 1*1499171g, 4*10499654g, 1*41999427g, 3*94499810g, 1*283501867g, 3*661499326g, 1*1984505261g</text:span></text:p>
      <text:p text:style-name="P54"><text:span text:style-name="T18">Links: 1*99511g</text:span></text:p>
      <text:p text:style-name="P54"><text:span text:style-name="T18">9640g -&gt; 9642g</text:span></text:p>
      <text:p text:style-name="P54"><text:span text:style-name="T18">Rechts: 1*99480g, 1*299836g, 1*599761g, 3*4497786g, 1*1499171g, 4*10499654g, 1*41999427g, 3*94499810g, 1*283501867g, 3*661499326g, 1*1984505261g</text:span></text:p>
      <text:p text:style-name="P54"><text:span text:style-name="T18">Links: 1*99511g</text:span></text:p>
      <text:p text:style-name="P54"><text:span text:style-name="T18">9650g -&gt; 9651g</text:span></text:p>
      <text:p text:style-name="P54"><text:span text:style-name="T18">Rechts: 1*11g, 1*299836g, 1*599761g, 3*4497786g, 1*1499171g, 4*10499654g, 1*41999427g, 3*94499810g, 1*283501867g, 3*661499326g, 1*1984505261g</text:span></text:p>
      <text:p text:style-name="P54"><text:span text:style-name="T18">Links: 1*99480g, 1*99511g</text:span></text:p>
      <text:p text:style-name="P54"><text:span text:style-name="T18">9660g -&gt; 9662g</text:span></text:p>
      <text:p text:style-name="P54"><text:span text:style-name="T18">Rechts: 1*11g, 1*299836g, 1*599761g, 3*4497786g, 1*1499171g, 4*10499654g, 1*41999427g, 3*94499810g, 1*283501867g, 3*661499326g, 1*1984505261g</text:span></text:p>
      <text:p text:style-name="P54"><text:span text:style-name="T18">Links: 1*99511g</text:span></text:p>
      <text:p text:style-name="P54"><text:span text:style-name="T18">9670g -&gt; 9668g</text:span></text:p>
      <text:p text:style-name="P54"><text:span text:style-name="T18">Rechts: 3*4497786g, 1*1499171g, 4*10499654g, 1*41999427g, 3*94499810g, 1*283501867g, 3*661499326g, 1*1984505261g</text:span></text:p>
      <text:p text:style-name="P54"><text:span text:style-name="T18">Links: 1*99511g, 1*299836g, 1*599761g</text:span></text:p>
      <text:p text:style-name="P54"><text:span text:style-name="T18">9680g -&gt; 9679g</text:span></text:p>
      <text:p text:style-name="P54"><text:span text:style-name="T18">Rechts: 1*99480g, 3*4497786g, 1*1499171g, 4*10499654g, 1*41999427g, 3*94499810g, 1*283501867g, 3*661499326g, 1*1984505261g</text:span></text:p>
      <text:p text:style-name="P54"><text:span text:style-name="T18">Links: 1*99511g, 1*299836g, 1*599761g</text:span></text:p>
      <text:p text:style-name="P54"><text:span text:style-name="T18">9690g -&gt; 9689g</text:span></text:p>
      <text:p text:style-name="P54"><text:span text:style-name="T18">Rechts: 1*299836g, 1*599761g, 3*4497786g, 1*1499171g, 4*10499654g, 1*41999427g, 3*94499810g, 1*283501867g, 3*661499326g, 1*1984505261g</text:span></text:p>
      <text:p text:style-name="P54"><text:span text:style-name="T18">Links: 1*11g</text:span></text:p>
      <text:p text:style-name="P54"><text:span text:style-name="T18">9700g -&gt; 9700g</text:span></text:p>
      <text:p text:style-name="P54"><text:span text:style-name="T18">Rechts: 1*99480g, 1*299836g, 1*599761g, 3*4497786g, 1*1499171g, 4*10499654g, 1*41999427g, 3*94499810g, 1*283501867g, 3*661499326g, 1*1984505261g</text:span></text:p>
      <text:p text:style-name="P54"><text:span text:style-name="T18">Links: 1*11g</text:span></text:p>
      <text:p text:style-name="P54"><text:span text:style-name="T18">9710g -&gt; 9710g</text:span></text:p>
      <text:p text:style-name="P54"><text:span text:style-name="T18">Rechts: 1*11g, 1*99480g, 3*4497786g, 1*1499171g, 4*10499654g, 1*41999427g, 3*94499810g, 1*283501867g, 3*661499326g, 1*1984505261g</text:span></text:p>
      <text:p text:style-name="P54"><text:soft-page-break/><text:span text:style-name="T18">Links: 1*99511g, 1*299836g, 1*599761g</text:span></text:p>
      <text:p text:style-name="P54"><text:span text:style-name="T18">9720g -&gt; 9720g</text:span></text:p>
      <text:p text:style-name="P54"><text:span text:style-name="T18">Rechts: 1*299836g, 1*599761g, 3*4497786g, 1*1499171g, 4*10499654g, 1*41999427g, 3*94499810g, 1*283501867g, 3*661499326g, 1*1984505261g</text:span></text:p>
      <text:p text:style-name="P54"><text:span text:style-name="T18">Links: </text:span></text:p>
      <text:p text:style-name="P54"><text:span text:style-name="T18">9730g -&gt; 9731g</text:span></text:p>
      <text:p text:style-name="P54"><text:span text:style-name="T18">Rechts: 1*99480g, 1*299836g, 1*599761g, 3*4497786g, 1*1499171g, 4*10499654g, 1*41999427g, 3*94499810g, 1*283501867g, 3*661499326g, 1*1984505261g</text:span></text:p>
      <text:p text:style-name="P54"><text:span text:style-name="T18">Links: </text:span></text:p>
      <text:p text:style-name="P54"><text:span text:style-name="T18">9740g -&gt; 9740g</text:span></text:p>
      <text:p text:style-name="P54"><text:span text:style-name="T18">Rechts: 1*11g, 1*299836g, 1*599761g, 3*4497786g, 1*1499171g, 4*10499654g, 1*41999427g, 3*94499810g, 1*283501867g, 3*661499326g, 1*1984505261g</text:span></text:p>
      <text:p text:style-name="P54"><text:span text:style-name="T18">Links: 1*99480g</text:span></text:p>
      <text:p text:style-name="P54"><text:span text:style-name="T18">9750g -&gt; 9751g</text:span></text:p>
      <text:p text:style-name="P54"><text:span text:style-name="T18">Rechts: 1*11g, 1*299836g, 1*599761g, 3*4497786g, 1*1499171g, 4*10499654g, 1*41999427g, 3*94499810g, 1*283501867g, 3*661499326g, 1*1984505261g</text:span></text:p>
      <text:p text:style-name="P54"><text:span text:style-name="T18">Links: </text:span></text:p>
      <text:p text:style-name="P54"><text:span text:style-name="T18">9760g -&gt; 9762g</text:span></text:p>
      <text:p text:style-name="P54"><text:span text:style-name="T18">Rechts: 1*11g, 1*99480g, 1*299836g, 1*599761g, 3*4497786g, 1*1499171g, 4*10499654g, 1*41999427g, 3*94499810g, 1*283501867g, 3*661499326g, 1*1984505261g</text:span></text:p>
      <text:p text:style-name="P54"><text:span text:style-name="T18">Links: </text:span></text:p>
      <text:p text:style-name="P54"><text:span text:style-name="T18">9770g -&gt; 9768g</text:span></text:p>
      <text:p text:style-name="P54"><text:span text:style-name="T18">Rechts: 1*99480g, 3*4497786g, 1*1499171g, 4*10499654g, 1*41999427g, 3*94499810g, 1*283501867g, 3*661499326g, 1*1984505261g</text:span></text:p>
      <text:p text:style-name="P54"><text:span text:style-name="T18">Links: 1*299836g, 1*599761g</text:span></text:p>
      <text:p text:style-name="P54"><text:span text:style-name="T18">9780g -&gt; 9778g</text:span></text:p>
      <text:p text:style-name="P54"><text:span text:style-name="T18">Rechts: 1*99511g, 1*299836g, 1*599761g, 3*4497786g, 1*1499171g, 4*10499654g, 1*41999427g, 3*94499810g, 1*283501867g, 3*661499326g, 1*1984505261g</text:span></text:p>
      <text:p text:style-name="P54"><text:span text:style-name="T18">Links: 1*11g</text:span></text:p>
      <text:p text:style-name="P54"><text:span text:style-name="T18">9790g -&gt; 9789g</text:span></text:p>
      <text:p text:style-name="P54"><text:span text:style-name="T18">Rechts: 1*99480g, 1*99511g, 1*299836g, 1*599761g, 3*4497786g, 1*1499171g, 4*10499654g, 1*41999427g, 3*94499810g, 1*283501867g, 3*661499326g, 1*1984505261g</text:span></text:p>
      <text:p text:style-name="P54"><text:span text:style-name="T18">Links: 1*11g</text:span></text:p>
      <text:p text:style-name="P54"><text:span text:style-name="T18">9800g -&gt; 9799g</text:span></text:p>
      <text:p text:style-name="P54"><text:span text:style-name="T18">Rechts: 1*11g, 1*99480g, 3*4497786g, 1*1499171g, 4*10499654g, 1*41999427g, 3*94499810g, 1*283501867g, 3*661499326g, 1*1984505261g</text:span></text:p>
      <text:p text:style-name="P54"><text:span text:style-name="T18">Links: 1*299836g, 1*599761g</text:span></text:p>
      <text:p text:style-name="P54"><text:span text:style-name="T18">9810g -&gt; 9809g</text:span></text:p>
      <text:p text:style-name="P54"><text:span text:style-name="T18">Rechts: 1*99511g, 1*299836g, 1*599761g, 3*4497786g, 1*1499171g, 4*10499654g, 1*41999427g, 3*94499810g, 1*283501867g, 3*661499326g, 1*1984505261g</text:span></text:p>
      <text:p text:style-name="P54"><text:span text:style-name="T18">Links: </text:span></text:p>
      <text:p text:style-name="P54"><text:span text:style-name="T18">9820g -&gt; 9820g</text:span></text:p>
      <text:p text:style-name="P54"><text:span text:style-name="T18">Rechts: 1*99480g, 1*99511g, 1*299836g, 1*599761g, 3*4497786g, 1*1499171g, 4*10499654g, 1*41999427g, 3*94499810g, 1*283501867g, 3*661499326g, 1*1984505261g</text:span></text:p>
      <text:p text:style-name="P54"><text:span text:style-name="T18">Links: </text:span></text:p>
      <text:p text:style-name="P54"><text:span text:style-name="T18">9830g -&gt; 9829g</text:span></text:p>
      <text:p text:style-name="P54"><text:span text:style-name="T18">Rechts: 1*11g, 1*99511g, 1*299836g, 1*599761g, 3*4497786g, 1*1499171g, 4*10499654g, 1*41999427g, 3*94499810g, 1*283501867g, 3*661499326g, 1*1984505261g</text:span></text:p>
      <text:p text:style-name="P54"><text:span text:style-name="T18">Links: 1*99480g</text:span></text:p>
      <text:p text:style-name="P54"><text:span text:style-name="T18">9840g -&gt; 9840g</text:span></text:p>
      <text:p text:style-name="P54"><text:span text:style-name="T18">Rechts: 1*11g, 1*99511g, 1*299836g, 1*599761g, 3*4497786g, 1*1499171g, 4*10499654g, 1*41999427g, 3*94499810g, 1*283501867g, 3*661499326g, 1*1984505261g</text:span></text:p>
      <text:p text:style-name="P54"><text:span text:style-name="T18">Links: </text:span></text:p>
      <text:p text:style-name="P54"><text:span text:style-name="T18">9850g -&gt; 9851g</text:span></text:p>
      <text:p text:style-name="P54"><text:span text:style-name="T18">Rechts: 1*11g, 1*99480g, 1*99511g, 1*299836g, 1*599761g, 3*4497786g, 1*1499171g, 4*10499654g, 1*41999427g, 3*94499810g, 1*283501867g, 3*661499326g, 1*1984505261g</text:span></text:p>
      <text:p text:style-name="P54"><text:span text:style-name="T18">Links: </text:span></text:p>
      <text:p text:style-name="P54"><text:span text:style-name="T18">9860g -&gt; 9857g</text:span></text:p>
      <text:p text:style-name="P54"><text:soft-page-break/><text:span text:style-name="T18">Rechts: 1*99480g, 1*99511g, 3*4497786g, 1*1499171g, 4*10499654g, 1*41999427g, 3*94499810g, 1*283501867g, 3*661499326g, 1*1984505261g</text:span></text:p>
      <text:p text:style-name="P54"><text:span text:style-name="T18">Links: 1*299836g, 1*599761g</text:span></text:p>
      <text:p text:style-name="P54"><text:span text:style-name="T18">9870g -&gt; 9866g</text:span></text:p>
      <text:p text:style-name="P54"><text:span text:style-name="T18">Rechts: 1*11g, 1*99511g, 3*4497786g, 1*1499171g, 4*10499654g, 1*41999427g, 3*94499810g, 1*283501867g, 3*661499326g, 1*1984505261g</text:span></text:p>
      <text:p text:style-name="P54"><text:span text:style-name="T18">Links: 1*99480g, 1*299836g, 1*599761g</text:span></text:p>
      <text:p text:style-name="P54"><text:span text:style-name="T18">9880g -&gt; 9877g</text:span></text:p>
      <text:p text:style-name="P54"><text:span text:style-name="T18">Rechts: 1*11g, 1*99511g, 3*4497786g, 1*1499171g, 4*10499654g, 1*41999427g, 3*94499810g, 1*283501867g, 3*661499326g, 1*1984505261g</text:span></text:p>
      <text:p text:style-name="P54"><text:span text:style-name="T18">Links: 1*299836g, 1*599761g</text:span></text:p>
      <text:p text:style-name="P54"><text:span text:style-name="T18">9890g -&gt; 9888g</text:span></text:p>
      <text:p text:style-name="P54"><text:span text:style-name="T18">Rechts: 1*11g, 1*99480g, 1*99511g, 3*4497786g, 1*1499171g, 4*10499654g, 1*41999427g, 3*94499810g, 1*283501867g, 3*661499326g, 1*1984505261g</text:span></text:p>
      <text:p text:style-name="P54"><text:span text:style-name="T18">Links: 1*299836g, 1*599761g</text:span></text:p>
      <text:p text:style-name="P54"><text:span text:style-name="T18">9900g -&gt; 9888g</text:span></text:p>
      <text:p text:style-name="P54"><text:span text:style-name="T18">Rechts: 1*11g, 1*99480g, 1*99511g, 3*4497786g, 1*1499171g, 4*10499654g, 1*41999427g, 3*94499810g, 1*283501867g, 3*661499326g, 1*1984505261g</text:span></text:p>
      <text:p text:style-name="P54"><text:span text:style-name="T18">Links: 1*299836g, 1*599761g</text:span></text:p>
      <text:p text:style-name="P54"><text:span text:style-name="T18">9910g -&gt; 9888g</text:span></text:p>
      <text:p text:style-name="P54"><text:span text:style-name="T18">Rechts: 1*11g, 1*99480g, 1*99511g, 3*4497786g, 1*1499171g, 4*10499654g, 1*41999427g, 3*94499810g, 1*283501867g, 3*661499326g, 1*1984505261g</text:span></text:p>
      <text:p text:style-name="P54"><text:span text:style-name="T18">Links: 1*299836g, 1*599761g</text:span></text:p>
      <text:p text:style-name="P54"><text:span text:style-name="T18">9920g -&gt; 9888g</text:span></text:p>
      <text:p text:style-name="P54"><text:span text:style-name="T18">Rechts: 1*11g, 1*99480g, 1*99511g, 3*4497786g, 1*1499171g, 4*10499654g, 1*41999427g, 3*94499810g, 1*283501867g, 3*661499326g, 1*1984505261g</text:span></text:p>
      <text:p text:style-name="P54"><text:span text:style-name="T18">Links: 1*299836g, 1*599761g</text:span></text:p>
      <text:p text:style-name="P54"><text:span text:style-name="T18">9930g -&gt; 9888g</text:span></text:p>
      <text:p text:style-name="P54"><text:span text:style-name="T18">Rechts: 1*11g, 1*99480g, 1*99511g, 3*4497786g, 1*1499171g, 4*10499654g, 1*41999427g, 3*94499810g, 1*283501867g, 3*661499326g, 1*1984505261g</text:span></text:p>
      <text:p text:style-name="P54"><text:span text:style-name="T18">Links: 1*299836g, 1*599761g</text:span></text:p>
      <text:p text:style-name="P54"><text:span text:style-name="T18">9940g -&gt; 9888g</text:span></text:p>
      <text:p text:style-name="P54"><text:span text:style-name="T18">Rechts: 1*11g, 1*99480g, 1*99511g, 3*4497786g, 1*1499171g, 4*10499654g, 1*41999427g, 3*94499810g, 1*283501867g, 3*661499326g, 1*1984505261g</text:span></text:p>
      <text:p text:style-name="P54"><text:span text:style-name="T18">Links: 1*299836g, 1*599761g</text:span></text:p>
      <text:p text:style-name="P54"><text:span text:style-name="T18">9950g -&gt; 9888g</text:span></text:p>
      <text:p text:style-name="P54"><text:span text:style-name="T18">Rechts: 1*11g, 1*99480g, 1*99511g, 3*4497786g, 1*1499171g, 4*10499654g, 1*41999427g, 3*94499810g, 1*283501867g, 3*661499326g, 1*1984505261g</text:span></text:p>
      <text:p text:style-name="P54"><text:span text:style-name="T18">Links: 1*299836g, 1*599761g</text:span></text:p>
      <text:p text:style-name="P54"><text:span text:style-name="T18">9960g -&gt; 9888g</text:span></text:p>
      <text:p text:style-name="P54"><text:span text:style-name="T18">Rechts: 1*11g, 1*99480g, 1*99511g, 3*4497786g, 1*1499171g, 4*10499654g, 1*41999427g, 3*94499810g, 1*283501867g, 3*661499326g, 1*1984505261g</text:span></text:p>
      <text:p text:style-name="P54"><text:span text:style-name="T18">Links: 1*299836g, 1*599761g</text:span></text:p>
      <text:p text:style-name="P54"><text:span text:style-name="T18">9970g -&gt; 9888g</text:span></text:p>
      <text:p text:style-name="P54"><text:span text:style-name="T18">Rechts: 1*11g, 1*99480g, 1*99511g, 3*4497786g, 1*1499171g, 4*10499654g, 1*41999427g, 3*94499810g, 1*283501867g, 3*661499326g, 1*1984505261g</text:span></text:p>
      <text:p text:style-name="P54"><text:span text:style-name="T18">Links: 1*299836g, 1*599761g</text:span></text:p>
      <text:p text:style-name="P54"><text:span text:style-name="T18">9980g -&gt; 9888g</text:span></text:p>
      <text:p text:style-name="P54"><text:span text:style-name="T18">Rechts: 1*11g, 1*99480g, 1*99511g, 3*4497786g, 1*1499171g, 4*10499654g, 1*41999427g, 3*94499810g, 1*283501867g, 3*661499326g, 1*1984505261g</text:span></text:p>
      <text:p text:style-name="P54"><text:span text:style-name="T18">Links: 1*299836g, 1*599761g</text:span></text:p>
      <text:p text:style-name="P54"><text:span text:style-name="T18">9990g -&gt; 9888g</text:span></text:p>
      <text:p text:style-name="P54"><text:span text:style-name="T18">Rechts: 1*11g, 1*99480g, 1*99511g, 3*4497786g, 1*1499171g, 4*10499654g, 1*41999427g, 3*94499810g, 1*283501867g, 3*661499326g, 1*1984505261g</text:span></text:p>
      <text:p text:style-name="P54"><text:span text:style-name="T18">Links: 1*299836g, 1*599761g</text:span></text:p>
      <text:p text:style-name="P54"><text:span text:style-name="T18">10000g -&gt; 9888g</text:span></text:p>
      <text:p text:style-name="P54"><text:span text:style-name="T18">Rechts: 1*11g, 1*99480g, 1*99511g, 3*4497786g, 1*1499171g, 4*10499654g, 1*41999427g, 3*94499810g, 1*283501867g, 3*661499326g, 1*1984505261g</text:span></text:p>
      <text:p text:style-name="P45"><text:soft-page-break/><text:span text:style-name="T18">Links: 1*299836g, 1*599761g</text:span></text:p>
      <text:p text:style-name="P48"><text:span text:style-name="T30"/></text:p>
      <text:p text:style-name="P50"><text:span text:style-name="T6">H</text:span><text:span text:style-name="T11">ier muss man nun noch dazusagen, dass das Programm ca. 35sec rechnet, wobei die </text:span><text:span text:style-name="T12">reshape</text:span><text:span text:style-name="T11"> Funktion welche nach der meshgrid Funktion ausgeführt werden muss davon die meiste Zeit benötigt. </text:span><text:span text:style-name="T13">Zudem gibt es in der Konsole einen overflow error, dieser muss jedoch nicht weiter betrachtet werden, da </text:span><text:span text:style-name="T14">dieser erst beim sortieren der Gewichte auftritt. So kann es zwar passiert, dass für ein bestimmtes Gewicht nicht die beste Möglichkeit der zu verteilenden Gewichte gefunden wird, jedoch wird dadurch sonst weitestgehend unnötig verbrauchter Speicher vermieden.</text:span></text:p>
      <text:p text:style-name="P7"/>
      <text:p text:style-name="P7">Quelltext:</text:p>
      <text:p text:style-name="P8"/>
      <text:p text:style-name="P16">#importiert numpy für schnellere Berechnungen mit arrays</text:p>
      <text:p text:style-name="P14">from numpy import array, meshgrid, sum</text:p>
      <text:p text:style-name="P13"/>
      <text:p text:style-name="P17">#ließt die Datei mit den Infos zu den Gewichtsstücken ein</text:p>
      <text:p text:style-name="P13">weights = open("gewichtsstuecke.txt", "r")</text:p>
      <text:p text:style-name="P17">#speichert die Anzahl verschieden schwerer Gewichtsstücke</text:p>
      <text:p text:style-name="P13">numberWeights = int(weights.readline())</text:p>
      <text:p text:style-name="P13"/>
      <text:p text:style-name="P17">#Liste mit allen Gewichten</text:p>
      <text:p text:style-name="P13">weightsList = []</text:p>
      <text:p text:style-name="P13"/>
      <text:p text:style-name="P17">#Liste mit möglicher Anzahl der Gewichte multipliziert mit dem Gewicht (Bsp. für 2*10g -&gt; [-20, -10, 0, 10, 20])</text:p>
      <text:p text:style-name="P13">amounts = []</text:p>
      <text:p text:style-name="P13"/>
      <text:p text:style-name="P13">for r in range(numberWeights):</text:p>
      <text:p text:style-name="P13"><text:s text:c="4"/>weight, amount = weights.readline().split()</text:p>
      <text:p text:style-name="P13"><text:s text:c="4"/></text:p>
      <text:p text:style-name="P13"><text:s text:c="4"/>weightsList.append(int(weight))</text:p>
      <text:p text:style-name="P13"><text:s text:c="4"/></text:p>
      <text:p text:style-name="P13"><text:s text:c="4"/>amounts.append([r * int(weight) for r in range(int(amount) * -1, int(amount) + 1)])</text:p>
      <text:p text:style-name="P13"/>
      <text:p text:style-name="P17">#berechnet alle Kombinationsmöglichkeiten der Gewichte</text:p>
      <text:p text:style-name="P13">exec("meshgrid = meshgrid(" + str(amounts)[1:-1] + ")")</text:p>
      <text:p text:style-name="P13">combs = array(meshgrid).T.reshape(-1, numberWeights)</text:p>
      <text:p text:style-name="P13"/>
      <text:p text:style-name="P17">#es muss nur die Hälfe der Kombinationsmöglichkeiten betrachtet werden, da die andere Hälfte genau den negativen Wert ergibt</text:p>
      <text:p text:style-name="P13">combs = combs[:len(combs) // 2]</text:p>
      <text:p text:style-name="P13"/>
      <text:p text:style-name="P17">#berechnet die Summe der jeweiligen Verteilung</text:p>
      <text:p text:style-name="P13">combsSum = sum(combs, axis = 1)</text:p>
      <text:p text:style-name="P13"/>
      <text:p text:style-name="P17">#es werden nur die Summen unter 11kg berücksichtigt</text:p>
      <text:p text:style-name="P13">combsSum = combsSum[abs(combsSum) &lt; 11000]</text:p>
      <text:p text:style-name="P13"/>
      <text:p text:style-name="P17">#erstellt eine Liste mit den Kombinationen und deren Summen [[[10, 100], 110], [[-10, 100], 90], ...]</text:p>
      <text:p text:style-name="P13">possibleWeights = list(zip(combs, combsSum))</text:p>
      <text:p text:style-name="P13"/>
      <text:p text:style-name="P17">#sortiert die Gewichte nach Gewicht und dann nach Summe der einzelnen benötigten Gewichte</text:p>
      <text:p text:style-name="P13">possibleWeights.sort(key = lambda w: (abs(w[1]), sum(abs(x) for x in w[0])))</text:p>
      <text:p text:style-name="P13"/>
      <text:p text:style-name="P17">#negiert die Gewichte falls die Summe der Gewichte negativ ist</text:p>
      <text:p text:style-name="P13"><text:soft-page-break/>possibleWeights = [([-w if (weight[1] &lt; 0) else w for w in weight[0]], abs(weight[1])) for weight in possibleWeights]</text:p>
      <text:p text:style-name="P13"/>
      <text:p text:style-name="P17">#sortiert doppelt erzielte Summen aus, es werden hierbei die behalten, bei welchen man am wenigsten Gewichte braucht</text:p>
      <text:p text:style-name="P13">first = possibleWeights[1]</text:p>
      <text:p text:style-name="P13">possibleWeights = [(possibleWeights[r + 1]) for r in range(len(possibleWeights) - 1) if(possibleWeights[r + 1][1] != possibleWeights[r][1])]</text:p>
      <text:p text:style-name="P13">possibleWeights.append(first)</text:p>
      <text:p text:style-name="P13"/>
      <text:p text:style-name="P17">#gibt die Ergebnisse aus</text:p>
      <text:p text:style-name="P13">for r in range(10, 10010, 10):</text:p>
      <text:p text:style-name="P15"><text:span text:style-name="T18"><text:s text:c="4"/></text:span><text:span text:style-name="T39">#sucht das Gewicht, welches am nächten am gesuchten Gewicht liegt</text:span></text:p>
      <text:p text:style-name="P13"><text:s text:c="4"/>mini = min(possibleWeights, key = lambda x:abs(x[1] - r))</text:p>
      <text:p text:style-name="P13"><text:s text:c="4"/></text:p>
      <text:p text:style-name="P13"><text:s text:c="4"/>weightsRight = [(str(int(mini[0][r] / weightsList[r])) + "*" + str(weightsList[r]) + "g") for r in range(len(weightsList)) if(mini[0][r] &gt; 0)]</text:p>
      <text:p text:style-name="P13"><text:s text:c="4"/>weightsLeft = [(str(int(abs(mini[0][r] / weightsList[r]))) + "*" + str(weightsList[r]) + "g") for r in range(len(weightsList)) if(mini[0][r] &lt; 0)]</text:p>
      <text:p text:style-name="P13"><text:s text:c="4"/></text:p>
      <text:p text:style-name="P12"><text:s text:c="4"/>print(str(r) + "g -&gt; " + str(mini[1]) + "g\nRechts: " + str(weightsRight)[1:-1].replace("'", "") + "\nLinks: " + str(weightsLeft)[1:-1].replac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adea" svg:font-family="Calade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0T09:23:51.625000000</meta:creation-date>
    <dc:date>2021-11-20T21:55:41.896000000</dc:date>
    <meta:editing-duration>PT3H48M31S</meta:editing-duration>
    <meta:editing-cycles>89</meta:editing-cycles>
    <meta:generator>LibreOffice/7.1.1.2$Windows_X86_64 LibreOffice_project/fe0b08f4af1bacafe4c7ecc87ce55bb426164676</meta:generator>
    <meta:document-statistic meta:table-count="0" meta:image-count="0" meta:object-count="0" meta:page-count="21" meta:paragraph-count="984" meta:word-count="4509" meta:character-count="35095" meta:non-whitespace-character-count="31366"/>
  </office:meta>
</office:document-meta>
</file>